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782cm"/>
    </style:style>
    <style:style style:name="co5" style:family="table-column">
      <style:table-column-properties fo:break-before="auto" style:column-width="3.542cm"/>
    </style:style>
    <style:style style:name="co6" style:family="table-column">
      <style:table-column-properties fo:break-before="auto" style:column-width="4.157cm"/>
    </style:style>
    <style:style style:name="co7" style:family="table-column">
      <style:table-column-properties fo:break-before="auto" style:column-width="3.981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d4c0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50" table:default-cell-style-name="Default"/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I7:.J96])" office:value-type="float" office:value="1.30555555555556" calcext:value-type="float">
            <text:p>1.30555555555556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ventaja Local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2"/>
          <table:table-cell table:formula="of:=SUM([.M7:.M40])" office:value-type="float" office:value="170.358404320988" calcext:value-type="float">
            <text:p>170.35840432098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2"/>
          <table:table-cell table:style-name="ce2" office:value-type="string" calcext:value-type="string">
            <text:p>Ataque </text:p>
          </table:table-cell>
          <table:table-cell table:style-name="ce2" office:value-type="string" calcext:value-type="string">
            <text:p>Visita</text:p>
          </table:table-cell>
          <table:table-cell table:style-name="ce2"/>
          <table:table-cell table:style-name="ce2" office:value-type="string" calcext:value-type="string">
            <text:p>juegos</text:p>
          </table:table-cell>
          <table:table-cell table:style-name="ce2"/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Visitante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Visita</text:p>
          </table:table-cell>
          <table:table-cell table:style-name="ce2" office:value-type="string" calcext:value-type="string">
            <text:p>P Local</text:p>
          </table:table-cell>
          <table:table-cell table:style-name="ce2" office:value-type="string" calcext:value-type="string">
            <text:p>P Vista</text:p>
          </table:table-cell>
          <table:table-cell table:style-name="ce2" office:value-type="string" calcext:value-type="string">
            <text:p>Erro</text:p>
          </table:table-cell>
          <table:table-cell table:number-columns-repeated="51"/>
        </table:table-row>
        <table:table-row table:style-name="ro1">
          <table:table-cell/>
          <table:table-cell table:number-columns-repeated="2" table:style-name="ce1" office:value-type="float" office:value="1.25" calcext:value-type="float">
            <text:p>1.2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Jueves 6 de En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achu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7];raiting;2;0)*VLOOKUP([.H7];raiting;3;0)*ventaja_Local" office:value-type="float" office:value="2.87222222222222" calcext:value-type="float">
            <text:p>2.87</text:p>
          </table:table-cell>
          <table:table-cell table:style-name="ce5" table:formula="of:=media*VLOOKUP([.G7];raiting;2;0)*VLOOKUP([.H7];raiting;3;0)/ventaja_Local" office:value-type="float" office:value="2.87222222222222" calcext:value-type="float">
            <text:p>2.87</text:p>
          </table:table-cell>
          <table:table-cell table:formula="of:=POWER([.I7]-[.K7];2)+POWER([.J7]-[.L7];2)" office:value-type="float" office:value="9.01043209876542" calcext:value-type="float">
            <text:p>9.0104320987654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achuca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Viernes 7 de En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Necax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8];raiting;2;0)*VLOOKUP([.H8];raiting;3;0)*ventaja_Local" office:value-type="float" office:value="0.469999999999997" calcext:value-type="float">
            <text:p>0.47</text:p>
          </table:table-cell>
          <table:table-cell table:style-name="ce5" table:formula="of:=media*VLOOKUP([.G8];raiting;2;0)*VLOOKUP([.H8];raiting;3;0)/ventaja_Local" office:value-type="float" office:value="0.469999999999997" calcext:value-type="float">
            <text:p>0.47</text:p>
          </table:table-cell>
          <table:table-cell table:formula="of:=POWER([.I8]-[.K8];2)+POWER([.J8]-[.L8];2)" office:value-type="float" office:value="2.62180000000001" calcext:value-type="float">
            <text:p>2.621800000000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igres UANL</text:p>
          </table:table-cell>
          <table:table-cell table:number-columns-repeated="2" table:style-name="ce1" office:value-type="float" office:value="1.9" calcext:value-type="float">
            <text:p>1.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Viernes 7 de En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Améric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9];raiting;2;0)*VLOOKUP([.H9];raiting;3;0)*ventaja_Local" office:value-type="float" office:value="3.55111111111111" calcext:value-type="float">
            <text:p>3.55</text:p>
          </table:table-cell>
          <table:table-cell table:style-name="ce5" table:formula="of:=media*VLOOKUP([.G9];raiting;2;0)*VLOOKUP([.H9];raiting;3;0)/ventaja_Local" office:value-type="float" office:value="3.55111111111111" calcext:value-type="float">
            <text:p>3.55</text:p>
          </table:table-cell>
          <table:table-cell table:formula="of:=POWER([.I9]-[.K9];2)+POWER([.J9]-[.L9];2)" office:value-type="float" office:value="13.0163358024691" calcext:value-type="float">
            <text:p>13.0163358024691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media*raiting ataque de local*rainting de defensa de la visita * ventaja Loc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tlas</text:p>
          </table:table-cell>
          <table:table-cell table:number-columns-repeated="2" table:style-name="ce1" office:value-type="float" office:value="1.8" calcext:value-type="float">
            <text:p>1.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abado 8 de En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Querétar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media*VLOOKUP([.G10];raiting;2;0)*VLOOKUP([.H10];raiting;3;0)*ventaja_Local" office:value-type="float" office:value="0.913888888888886" calcext:value-type="float">
            <text:p>0.91</text:p>
          </table:table-cell>
          <table:table-cell table:style-name="ce5" table:formula="of:=media*VLOOKUP([.G10];raiting;2;0)*VLOOKUP([.H10];raiting;3;0)/ventaja_Local" office:value-type="float" office:value="0.913888888888886" calcext:value-type="float">
            <text:p>0.91</text:p>
          </table:table-cell>
          <table:table-cell table:formula="of:=POWER([.I10]-[.K10];2)+POWER([.J10]-[.L10];2)" office:value-type="float" office:value="1.67038580246912" calcext:value-type="float">
            <text:p>1.67038580246912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media*raiting ataque de visita*rainting de defensa de la local / ventaja Loc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Club América</text:p>
          </table:table-cell>
          <table:table-cell table:number-columns-repeated="2" table:style-name="ce1" office:value-type="float" office:value="1.7" calcext:value-type="float">
            <text:p>1.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Sabado 8 de En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Club Tijua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11];raiting;2;0)*VLOOKUP([.H11];raiting;3;0)*ventaja_Local" office:value-type="float" office:value="0.678888888888886" calcext:value-type="float">
            <text:p>0.68</text:p>
          </table:table-cell>
          <table:table-cell table:style-name="ce5" table:formula="of:=media*VLOOKUP([.G11];raiting;2;0)*VLOOKUP([.H11];raiting;3;0)/ventaja_Local" office:value-type="float" office:value="0.678888888888886" calcext:value-type="float">
            <text:p>0.68</text:p>
          </table:table-cell>
          <table:table-cell table:formula="of:=POWER([.I11]-[.K11];2)+POWER([.J11]-[.L11];2)" office:value-type="float" office:value="2.20622469135803" calcext:value-type="float">
            <text:p>2.206224691358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ebla</text:p>
          </table:table-cell>
          <table:table-cell table:number-columns-repeated="2" table:style-name="ce1" office:value-type="float" office:value="1.6" calcext:value-type="float">
            <text:p>1.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Domingo 9 de En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Mazatlá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12];raiting;2;0)*VLOOKUP([.H12];raiting;3;0)*ventaja_Local" office:value-type="float" office:value="1.7625" calcext:value-type="float">
            <text:p>1.76</text:p>
          </table:table-cell>
          <table:table-cell table:style-name="ce5" table:formula="of:=media*VLOOKUP([.G12];raiting;2;0)*VLOOKUP([.H12];raiting;3;0)/ventaja_Local" office:value-type="float" office:value="1.7625" calcext:value-type="float">
            <text:p>1.76</text:p>
          </table:table-cell>
          <table:table-cell table:formula="of:=POWER([.I12]-[.K12];2)+POWER([.J12]-[.L12];2)" office:value-type="float" office:value="4.6378125" calcext:value-type="float">
            <text:p>4.637812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Guadalajara</text:p>
          </table:table-cell>
          <table:table-cell table:number-columns-repeated="2" table:style-name="ce1" office:value-type="float" office:value="1.5" calcext:value-type="float">
            <text:p>1.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Lunes 10 de En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oluc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13];raiting;2;0)*VLOOKUP([.H13];raiting;3;0)*ventaja_Local" office:value-type="float" office:value="0.783333333333331" calcext:value-type="float">
            <text:p>0.78</text:p>
          </table:table-cell>
          <table:table-cell table:style-name="ce5" table:formula="of:=media*VLOOKUP([.G13];raiting;2;0)*VLOOKUP([.H13];raiting;3;0)/ventaja_Local" office:value-type="float" office:value="0.783333333333331" calcext:value-type="float">
            <text:p>0.78</text:p>
          </table:table-cell>
          <table:table-cell table:formula="of:=POWER([.I13]-[.K13];2)+POWER([.J13]-[.L13];2)" office:value-type="float" office:value="18.3938888888889" calcext:value-type="float">
            <text:p>18.393888888888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nterrey</text:p>
          </table:table-cell>
          <table:table-cell table:number-columns-repeated="2" table:style-name="ce1" office:value-type="float" office:value="1.4" calcext:value-type="float">
            <text:p>1.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Martes 12 de En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Tigres UAN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14];raiting;2;0)*VLOOKUP([.H14];raiting;3;0)*ventaja_Local" office:value-type="float" office:value="1.73638888888889" calcext:value-type="float">
            <text:p>1.74</text:p>
          </table:table-cell>
          <table:table-cell table:style-name="ce5" table:formula="of:=media*VLOOKUP([.G14];raiting;2;0)*VLOOKUP([.H14];raiting;3;0)/ventaja_Local" office:value-type="float" office:value="1.73638888888889" calcext:value-type="float">
            <text:p>1.74</text:p>
          </table:table-cell>
          <table:table-cell table:formula="of:=POWER([.I14]-[.K14];2)+POWER([.J14]-[.L14];2)" office:value-type="float" office:value="1.08453719135801" calcext:value-type="float">
            <text:p>1.084537191358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ruz Azul</text:p>
          </table:table-cell>
          <table:table-cell table:number-columns-repeated="2" table:style-name="ce1" office:value-type="float" office:value="1.3" calcext:value-type="float">
            <text:p>1.3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19 de En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tla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15];raiting;2;0)*VLOOKUP([.H15];raiting;3;0)*ventaja_Local" office:value-type="float" office:value="1.88" calcext:value-type="float">
            <text:p>1.88</text:p>
          </table:table-cell>
          <table:table-cell table:style-name="ce5" table:formula="of:=media*VLOOKUP([.G15];raiting;2;0)*VLOOKUP([.H15];raiting;3;0)/ventaja_Local" office:value-type="float" office:value="1.88" calcext:value-type="float">
            <text:p>1.88</text:p>
          </table:table-cell>
          <table:table-cell table:formula="of:=POWER([.I15]-[.K15];2)+POWER([.J15]-[.L15];2)" office:value-type="float" office:value="1.54879999999999" calcext:value-type="float">
            <text:p>1.5487999999999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ecaxa</text:p>
          </table:table-cell>
          <table:table-cell table:number-columns-repeated="2" table:style-name="ce1" office:value-type="float" office:value="1.2" calcext:value-type="float">
            <text:p>1.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14 de En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mas UN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16];raiting;2;0)*VLOOKUP([.H16];raiting;3;0)*ventaja_Local" office:value-type="float" office:value="0.652777777777775" calcext:value-type="float">
            <text:p>0.65</text:p>
          </table:table-cell>
          <table:table-cell table:style-name="ce5" table:formula="of:=media*VLOOKUP([.G16];raiting;2;0)*VLOOKUP([.H16];raiting;3;0)/ventaja_Local" office:value-type="float" office:value="0.652777777777775" calcext:value-type="float">
            <text:p>0.65</text:p>
          </table:table-cell>
          <table:table-cell table:formula="of:=POWER([.I16]-[.K16];2)+POWER([.J16]-[.L16];2)" office:value-type="float" office:value="5.63001543209878" calcext:value-type="float">
            <text:p>5.6300154320987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n Luis</text:p>
          </table:table-cell>
          <table:table-cell table:number-columns-repeated="2" table:style-name="ce1" office:value-type="float" office:value="1.1" calcext:value-type="float">
            <text:p>1.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14 de En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Monterre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media*VLOOKUP([.G17];raiting;2;0)*VLOOKUP([.H17];raiting;3;0)*ventaja_Local" office:value-type="float" office:value="2.19333333333333" calcext:value-type="float">
            <text:p>2.19</text:p>
          </table:table-cell>
          <table:table-cell table:style-name="ce5" table:formula="of:=media*VLOOKUP([.G17];raiting;2;0)*VLOOKUP([.H17];raiting;3;0)/ventaja_Local" office:value-type="float" office:value="2.19333333333333" calcext:value-type="float">
            <text:p>2.19</text:p>
          </table:table-cell>
          <table:table-cell table:formula="of:=POWER([.I17]-[.K17];2)+POWER([.J17]-[.L17];2)" office:value-type="float" office:value="8.07475555555555" calcext:value-type="float">
            <text:p>8.0747555555555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mas UNAM</text:p>
          </table:table-cell>
          <table:table-cell table:number-columns-repeated="2" table:style-name="ce1" office:value-type="float" office:value="0.999999999999999" calcext:value-type="float">
            <text:p>0.999999999999999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 Lu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18];raiting;2;0)*VLOOKUP([.H18];raiting;3;0)*ventaja_Local" office:value-type="float" office:value="2.585" calcext:value-type="float">
            <text:p>2.59</text:p>
          </table:table-cell>
          <table:table-cell table:style-name="ce5" table:formula="of:=media*VLOOKUP([.G18];raiting;2;0)*VLOOKUP([.H18];raiting;3;0)/ventaja_Local" office:value-type="float" office:value="2.585" calcext:value-type="float">
            <text:p>2.59</text:p>
          </table:table-cell>
          <table:table-cell table:formula="of:=POWER([.I18]-[.K18];2)+POWER([.J18]-[.L18];2)" office:value-type="float" office:value="9.19444999999998" calcext:value-type="float">
            <text:p>9.1944499999999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azatlán</text:p>
          </table:table-cell>
          <table:table-cell table:number-columns-repeated="2" table:style-name="ce1" office:value-type="float" office:value="0.899999999999999" calcext:value-type="float">
            <text:p>0.899999999999999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Pueb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19];raiting;2;0)*VLOOKUP([.H19];raiting;3;0)*ventaja_Local" office:value-type="float" office:value="3.96888888888889" calcext:value-type="float">
            <text:p>3.97</text:p>
          </table:table-cell>
          <table:table-cell table:style-name="ce5" table:formula="of:=media*VLOOKUP([.G19];raiting;2;0)*VLOOKUP([.H19];raiting;3;0)/ventaja_Local" office:value-type="float" office:value="3.96888888888889" calcext:value-type="float">
            <text:p>3.97</text:p>
          </table:table-cell>
          <table:table-cell table:formula="of:=POWER([.I19]-[.K19];2)+POWER([.J19]-[.L19];2)" office:value-type="float" office:value="19.6286024691358" calcext:value-type="float">
            <text:p>19.6286024691358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eón</text:p>
          </table:table-cell>
          <table:table-cell table:number-columns-repeated="2" table:style-name="ce1" office:value-type="float" office:value="0.799999999999999" calcext:value-type="float">
            <text:p>0.799999999999999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Juáre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20];raiting;2;0)*VLOOKUP([.H20];raiting;3;0)*ventaja_Local" office:value-type="float" office:value="0.509166666666664" calcext:value-type="float">
            <text:p>0.51</text:p>
          </table:table-cell>
          <table:table-cell table:style-name="ce5" table:formula="of:=media*VLOOKUP([.G20];raiting;2;0)*VLOOKUP([.H20];raiting;3;0)/ventaja_Local" office:value-type="float" office:value="0.509166666666664" calcext:value-type="float">
            <text:p>0.51</text:p>
          </table:table-cell>
          <table:table-cell table:formula="of:=POWER([.I20]-[.K20];2)+POWER([.J20]-[.L20];2)" office:value-type="float" office:value="0.500168055555555" calcext:value-type="float">
            <text:p>0.50016805555555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antos Laguna</text:p>
          </table:table-cell>
          <table:table-cell table:number-columns-repeated="2" table:style-name="ce1" office:value-type="float" office:value="0.699999999999999" calcext:value-type="float">
            <text:p>0.699999999999999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15 de En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Leó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21];raiting;2;0)*VLOOKUP([.H21];raiting;3;0)*ventaja_Local" office:value-type="float" office:value="0.417777777777775" calcext:value-type="float">
            <text:p>0.42</text:p>
          </table:table-cell>
          <table:table-cell table:style-name="ce5" table:formula="of:=media*VLOOKUP([.G21];raiting;2;0)*VLOOKUP([.H21];raiting;3;0)/ventaja_Local" office:value-type="float" office:value="0.417777777777775" calcext:value-type="float">
            <text:p>0.42</text:p>
          </table:table-cell>
          <table:table-cell table:formula="of:=POWER([.I21]-[.K21];2)+POWER([.J21]-[.L21];2)" office:value-type="float" office:value="0.677965432098771" calcext:value-type="float">
            <text:p>0.67796543209877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Toluca</text:p>
          </table:table-cell>
          <table:table-cell table:number-columns-repeated="2" table:style-name="ce1" office:value-type="float" office:value="0.599999999999999" calcext:value-type="float">
            <text:p>0.59999999999999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16 de Ener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Santos Lagu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22];raiting;2;0)*VLOOKUP([.H22];raiting;3;0)*ventaja_Local" office:value-type="float" office:value="0.548333333333331" calcext:value-type="float">
            <text:p>0.55</text:p>
          </table:table-cell>
          <table:table-cell table:style-name="ce5" table:formula="of:=media*VLOOKUP([.G22];raiting;2;0)*VLOOKUP([.H22];raiting;3;0)/ventaja_Local" office:value-type="float" office:value="0.548333333333331" calcext:value-type="float">
            <text:p>0.55</text:p>
          </table:table-cell>
          <table:table-cell table:formula="of:=POWER([.I22]-[.K22];2)+POWER([.J22]-[.L22];2)" office:value-type="float" office:value="6.21467222222224" calcext:value-type="float">
            <text:p>6.2146722222222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Querétaro</text:p>
          </table:table-cell>
          <table:table-cell table:number-columns-repeated="2" table:style-name="ce1" office:value-type="float" office:value="0.499999999999998" calcext:value-type="float">
            <text:p>0.499999999999998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16 de En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Guadalaja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23];raiting;2;0)*VLOOKUP([.H23];raiting;3;0)*ventaja_Local" office:value-type="float" office:value="3.91666666666667" calcext:value-type="float">
            <text:p>3.92</text:p>
          </table:table-cell>
          <table:table-cell table:style-name="ce5" table:formula="of:=media*VLOOKUP([.G23];raiting;2;0)*VLOOKUP([.H23];raiting;3;0)/ventaja_Local" office:value-type="float" office:value="3.91666666666667" calcext:value-type="float">
            <text:p>3.92</text:p>
          </table:table-cell>
          <table:table-cell table:formula="of:=POWER([.I23]-[.K23];2)+POWER([.J23]-[.L23];2)" office:value-type="float" office:value="12.1805555555555" calcext:value-type="float">
            <text:p>12.180555555555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lub Tijuana</text:p>
          </table:table-cell>
          <table:table-cell table:number-columns-repeated="2" table:style-name="ce1" office:value-type="float" office:value="0.399999999999998" calcext:value-type="float">
            <text:p>0.399999999999998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16 de Febr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Amér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24];raiting;2;0)*VLOOKUP([.H24];raiting;3;0)*ventaja_Local" office:value-type="float" office:value="1.9975" calcext:value-type="float">
            <text:p>2.00</text:p>
          </table:table-cell>
          <table:table-cell table:style-name="ce5" table:formula="of:=media*VLOOKUP([.G24];raiting;2;0)*VLOOKUP([.H24];raiting;3;0)/ventaja_Local" office:value-type="float" office:value="1.9975" calcext:value-type="float">
            <text:p>2.00</text:p>
          </table:table-cell>
          <table:table-cell table:formula="of:=POWER([.I24]-[.K24];2)+POWER([.J24]-[.L24];2)" office:value-type="float" office:value="0.995012499999994" calcext:value-type="float">
            <text:p>0.99501249999999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árez</text:p>
          </table:table-cell>
          <table:table-cell table:number-columns-repeated="2" table:style-name="ce1" office:value-type="float" office:value="0.299999999999998" calcext:value-type="float">
            <text:p>0.29999999999999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20 de En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Juáre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25];raiting;2;0)*VLOOKUP([.H25];raiting;3;0)*ventaja_Local" office:value-type="float" office:value="0.430833333333331" calcext:value-type="float">
            <text:p>0.43</text:p>
          </table:table-cell>
          <table:table-cell table:style-name="ce5" table:formula="of:=media*VLOOKUP([.G25];raiting;2;0)*VLOOKUP([.H25];raiting;3;0)/ventaja_Local" office:value-type="float" office:value="0.430833333333331" calcext:value-type="float">
            <text:p>0.43</text:p>
          </table:table-cell>
          <table:table-cell table:formula="of:=POWER([.I25]-[.K25];2)+POWER([.J25]-[.L25];2)" office:value-type="float" office:value="0.509568055555556" calcext:value-type="float">
            <text:p>0.50956805555555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21 de En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Tolu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26];raiting;2;0)*VLOOKUP([.H26];raiting;3;0)*ventaja_Local" office:value-type="float" office:value="0.704999999999997" calcext:value-type="float">
            <text:p>0.70</text:p>
          </table:table-cell>
          <table:table-cell table:style-name="ce5" table:formula="of:=media*VLOOKUP([.G26];raiting;2;0)*VLOOKUP([.H26];raiting;3;0)/ventaja_Local" office:value-type="float" office:value="0.704999999999997" calcext:value-type="float">
            <text:p>0.70</text:p>
          </table:table-cell>
          <table:table-cell table:formula="of:=POWER([.I26]-[.K26];2)+POWER([.J26]-[.L26];2)" office:value-type="float" office:value="1.76405000000001" calcext:value-type="float">
            <text:p>1.7640500000000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Querétar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27];raiting;2;0)*VLOOKUP([.H27];raiting;3;0)*ventaja_Local" office:value-type="float" office:value="0.979166666666663" calcext:value-type="float">
            <text:p>0.98</text:p>
          </table:table-cell>
          <table:table-cell table:style-name="ce5" table:formula="of:=media*VLOOKUP([.G27];raiting;2;0)*VLOOKUP([.H27];raiting;3;0)/ventaja_Local" office:value-type="float" office:value="0.979166666666663" calcext:value-type="float">
            <text:p>0.98</text:p>
          </table:table-cell>
          <table:table-cell table:formula="of:=POWER([.I27]-[.K27];2)+POWER([.J27]-[.L27];2)" office:value-type="float" office:value="0.000868055555555827" calcext:value-type="float">
            <text:p>0.00086805555555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Pachu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28];raiting;2;0)*VLOOKUP([.H28];raiting;3;0)*ventaja_Local" office:value-type="float" office:value="2.08888888888889" calcext:value-type="float">
            <text:p>2.09</text:p>
          </table:table-cell>
          <table:table-cell table:style-name="ce5" table:formula="of:=media*VLOOKUP([.G28];raiting;2;0)*VLOOKUP([.H28];raiting;3;0)/ventaja_Local" office:value-type="float" office:value="2.08888888888889" calcext:value-type="float">
            <text:p>2.09</text:p>
          </table:table-cell>
          <table:table-cell table:formula="of:=POWER([.I28]-[.K28];2)+POWER([.J28]-[.L28];2)" office:value-type="float" office:value="1.19358024691357" calcext:value-type="float">
            <text:p>1.1935802469135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Atla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29];raiting;2;0)*VLOOKUP([.H29];raiting;3;0)*ventaja_Local" office:value-type="float" office:value="3.995" calcext:value-type="float">
            <text:p>4.00</text:p>
          </table:table-cell>
          <table:table-cell table:style-name="ce5" table:formula="of:=media*VLOOKUP([.G29];raiting;2;0)*VLOOKUP([.H29];raiting;3;0)/ventaja_Local" office:value-type="float" office:value="3.995" calcext:value-type="float">
            <text:p>4.00</text:p>
          </table:table-cell>
          <table:table-cell table:formula="of:=POWER([.I29]-[.K29];2)+POWER([.J29]-[.L29];2)" office:value-type="float" office:value="19.94005" calcext:value-type="float">
            <text:p>19.9400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22 de En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ruz Azu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formula="of:=media*VLOOKUP([.G30];raiting;2;0)*VLOOKUP([.H30];raiting;3;0)*ventaja_Local" office:value-type="float" office:value="2.37611111111111" calcext:value-type="float">
            <text:p>2.38</text:p>
          </table:table-cell>
          <table:table-cell table:style-name="ce5" table:formula="of:=media*VLOOKUP([.G30];raiting;2;0)*VLOOKUP([.H30];raiting;3;0)/ventaja_Local" office:value-type="float" office:value="2.37611111111111" calcext:value-type="float">
            <text:p>2.38</text:p>
          </table:table-cell>
          <table:table-cell table:formula="of:=POWER([.I30]-[.K30];2)+POWER([.J30]-[.L30];2)" office:value-type="float" office:value="0.282919135802466" calcext:value-type="float">
            <text:p>0.28291913580246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23 de En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Tigres UAN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31];raiting;2;0)*VLOOKUP([.H31];raiting;3;0)*ventaja_Local" office:value-type="float" office:value="2.48055555555555" calcext:value-type="float">
            <text:p>2.48</text:p>
          </table:table-cell>
          <table:table-cell table:style-name="ce5" table:formula="of:=media*VLOOKUP([.G31];raiting;2;0)*VLOOKUP([.H31];raiting;3;0)/ventaja_Local" office:value-type="float" office:value="2.48055555555555" calcext:value-type="float">
            <text:p>2.48</text:p>
          </table:table-cell>
          <table:table-cell table:formula="of:=POWER([.I31]-[.K31];2)+POWER([.J31]-[.L31];2)" office:value-type="float" office:value="2.42297839506172" calcext:value-type="float">
            <text:p>2.4229783950617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23 de En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Necax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media*VLOOKUP([.G32];raiting;2;0)*VLOOKUP([.H32];raiting;3;0)*ventaja_Local" office:value-type="float" office:value="1.09666666666666" calcext:value-type="float">
            <text:p>1.10</text:p>
          </table:table-cell>
          <table:table-cell table:style-name="ce5" table:formula="of:=media*VLOOKUP([.G32];raiting;2;0)*VLOOKUP([.H32];raiting;3;0)/ventaja_Local" office:value-type="float" office:value="1.09666666666666" calcext:value-type="float">
            <text:p>1.10</text:p>
          </table:table-cell>
          <table:table-cell table:formula="of:=POWER([.I32]-[.K32];2)+POWER([.J32]-[.L32];2)" office:value-type="float" office:value="8.43868888888891" calcext:value-type="float">
            <text:p>8.4386888888889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28 de En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Club Tiju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33];raiting;2;0)*VLOOKUP([.H33];raiting;3;0)*ventaja_Local" office:value-type="float" office:value="0.835555555555552" calcext:value-type="float">
            <text:p>0.84</text:p>
          </table:table-cell>
          <table:table-cell table:style-name="ce5" table:formula="of:=media*VLOOKUP([.G33];raiting;2;0)*VLOOKUP([.H33];raiting;3;0)/ventaja_Local" office:value-type="float" office:value="0.835555555555552" calcext:value-type="float">
            <text:p>0.84</text:p>
          </table:table-cell>
          <table:table-cell table:formula="of:=POWER([.I33]-[.K33];2)+POWER([.J33]-[.L33];2)" office:value-type="float" office:value="4.71186172839508" calcext:value-type="float">
            <text:p>4.7118617283950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Pachu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34];raiting;2;0)*VLOOKUP([.H34];raiting;3;0)*ventaja_Local" office:value-type="float" office:value="3.13333333333333" calcext:value-type="float">
            <text:p>3.13</text:p>
          </table:table-cell>
          <table:table-cell table:style-name="ce5" table:formula="of:=media*VLOOKUP([.G34];raiting;2;0)*VLOOKUP([.H34];raiting;3;0)/ventaja_Local" office:value-type="float" office:value="3.13333333333333" calcext:value-type="float">
            <text:p>3.13</text:p>
          </table:table-cell>
          <table:table-cell table:formula="of:=POWER([.I34]-[.K34];2)+POWER([.J34]-[.L34];2)" office:value-type="float" office:value="4.56888888888888" calcext:value-type="float">
            <text:p>4.5688888888888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San Lu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35];raiting;2;0)*VLOOKUP([.H35];raiting;3;0)*ventaja_Local" office:value-type="float" office:value="2.44138888888889" calcext:value-type="float">
            <text:p>2.44</text:p>
          </table:table-cell>
          <table:table-cell table:style-name="ce5" table:formula="of:=media*VLOOKUP([.G35];raiting;2;0)*VLOOKUP([.H35];raiting;3;0)/ventaja_Local" office:value-type="float" office:value="2.44138888888889" calcext:value-type="float">
            <text:p>2.44</text:p>
          </table:table-cell>
          <table:table-cell table:formula="of:=POWER([.I35]-[.K35];2)+POWER([.J35]-[.L35];2)" office:value-type="float" office:value="0.506870524691359" calcext:value-type="float">
            <text:p>0.50687052469135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5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Pumas UN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36];raiting;2;0)*VLOOKUP([.H36];raiting;3;0)*ventaja_Local" office:value-type="float" office:value="0.52222222222222" calcext:value-type="float">
            <text:p>0.52</text:p>
          </table:table-cell>
          <table:table-cell table:style-name="ce5" table:formula="of:=media*VLOOKUP([.G36];raiting;2;0)*VLOOKUP([.H36];raiting;3;0)/ventaja_Local" office:value-type="float" office:value="0.52222222222222" calcext:value-type="float">
            <text:p>0.52</text:p>
          </table:table-cell>
          <table:table-cell table:formula="of:=POWER([.I36]-[.K36];2)+POWER([.J36]-[.L36];2)" office:value-type="float" office:value="0.500987654320987" calcext:value-type="float">
            <text:p>0.50098765432098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Pueb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37];raiting;2;0)*VLOOKUP([.H37];raiting;3;0)*ventaja_Local" office:value-type="float" office:value="1.04444444444444" calcext:value-type="float">
            <text:p>1.04</text:p>
          </table:table-cell>
          <table:table-cell table:style-name="ce5" table:formula="of:=media*VLOOKUP([.G37];raiting;2;0)*VLOOKUP([.H37];raiting;3;0)/ventaja_Local" office:value-type="float" office:value="1.04444444444444" calcext:value-type="float">
            <text:p>1.04</text:p>
          </table:table-cell>
          <table:table-cell table:formula="of:=POWER([.I37]-[.K37];2)+POWER([.J37]-[.L37];2)" office:value-type="float" office:value="2.00395061728395" calcext:value-type="float">
            <text:p>2.0039506172839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Santos Lagu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38];raiting;2;0)*VLOOKUP([.H38];raiting;3;0)*ventaja_Local" office:value-type="float" office:value="1.645" calcext:value-type="float">
            <text:p>1.65</text:p>
          </table:table-cell>
          <table:table-cell table:style-name="ce5" table:formula="of:=media*VLOOKUP([.G38];raiting;2;0)*VLOOKUP([.H38];raiting;3;0)/ventaja_Local" office:value-type="float" office:value="1.645" calcext:value-type="float">
            <text:p>1.65</text:p>
          </table:table-cell>
          <table:table-cell table:formula="of:=POWER([.I38]-[.K38];2)+POWER([.J38]-[.L38];2)" office:value-type="float" office:value="0.542049999999998" calcext:value-type="float">
            <text:p>0.54204999999999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6 de Febrer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Mazatlá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39];raiting;2;0)*VLOOKUP([.H39];raiting;3;0)*ventaja_Local" office:value-type="float" office:value="2.2325" calcext:value-type="float">
            <text:p>2.23</text:p>
          </table:table-cell>
          <table:table-cell table:style-name="ce5" table:formula="of:=media*VLOOKUP([.G39];raiting;2;0)*VLOOKUP([.H39];raiting;3;0)/ventaja_Local" office:value-type="float" office:value="2.2325" calcext:value-type="float">
            <text:p>2.23</text:p>
          </table:table-cell>
          <table:table-cell table:formula="of:=POWER([.I39]-[.K39];2)+POWER([.J39]-[.L39];2)" office:value-type="float" office:value="3.71311250000001" calcext:value-type="float">
            <text:p>3.7131125000000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7 de Febr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Cruz Azu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40];raiting;2;0)*VLOOKUP([.H40];raiting;3;0)*ventaja_Local" office:value-type="float" office:value="1.35777777777777" calcext:value-type="float">
            <text:p>1.36</text:p>
          </table:table-cell>
          <table:table-cell table:style-name="ce5" table:formula="of:=media*VLOOKUP([.G40];raiting;2;0)*VLOOKUP([.H40];raiting;3;0)/ventaja_Local" office:value-type="float" office:value="1.35777777777777" calcext:value-type="float">
            <text:p>1.36</text:p>
          </table:table-cell>
          <table:table-cell table:formula="of:=POWER([.I40]-[.K40];2)+POWER([.J40]-[.L40];2)" office:value-type="float" office:value="1.97156543209876" calcext:value-type="float">
            <text:p>1.9715654320987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9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Guadalaja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41];raiting;2;0)*VLOOKUP([.H41];raiting;3;0)*ventaja_Local" office:value-type="float" office:value="0.587499999999996" calcext:value-type="float">
            <text:p>0.59</text:p>
          </table:table-cell>
          <table:table-cell table:style-name="ce5" table:formula="of:=media*VLOOKUP([.G41];raiting;2;0)*VLOOKUP([.H41];raiting;3;0)/ventaja_Local" office:value-type="float" office:value="0.587499999999996" calcext:value-type="float">
            <text:p>0.59</text:p>
          </table:table-cell>
          <table:table-cell table:formula="of:=POWER([.I41]-[.K41];2)+POWER([.J41]-[.L41];2)" office:value-type="float" office:value="5.99031250000002" calcext:value-type="float">
            <text:p>5.9903125000000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11 de Febrer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Club Tijua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42];raiting;2;0)*VLOOKUP([.H42];raiting;3;0)*ventaja_Local" office:value-type="float" office:value="0.469999999999997" calcext:value-type="float">
            <text:p>0.47</text:p>
          </table:table-cell>
          <table:table-cell table:style-name="ce5" table:formula="of:=media*VLOOKUP([.G42];raiting;2;0)*VLOOKUP([.H42];raiting;3;0)/ventaja_Local" office:value-type="float" office:value="0.469999999999997" calcext:value-type="float">
            <text:p>0.47</text:p>
          </table:table-cell>
          <table:table-cell table:formula="of:=POWER([.I42]-[.K42];2)+POWER([.J42]-[.L42];2)" office:value-type="float" office:value="2.56180000000001" calcext:value-type="float">
            <text:p>2.5618000000000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11 de Febr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Atla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43];raiting;2;0)*VLOOKUP([.H43];raiting;3;0)*ventaja_Local" office:value-type="float" office:value="3.76" calcext:value-type="float">
            <text:p>3.76</text:p>
          </table:table-cell>
          <table:table-cell table:style-name="ce5" table:formula="of:=media*VLOOKUP([.G43];raiting;2;0)*VLOOKUP([.H43];raiting;3;0)/ventaja_Local" office:value-type="float" office:value="3.76" calcext:value-type="float">
            <text:p>3.76</text:p>
          </table:table-cell>
          <table:table-cell table:formula="of:=POWER([.I43]-[.K43];2)+POWER([.J43]-[.L43];2)" office:value-type="float" office:value="15.2352" calcext:value-type="float">
            <text:p>15.235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Tolu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44];raiting;2;0)*VLOOKUP([.H44];raiting;3;0)*ventaja_Local" office:value-type="float" office:value="0.861666666666664" calcext:value-type="float">
            <text:p>0.86</text:p>
          </table:table-cell>
          <table:table-cell table:style-name="ce5" table:formula="of:=media*VLOOKUP([.G44];raiting;2;0)*VLOOKUP([.H44];raiting;3;0)/ventaja_Local" office:value-type="float" office:value="0.861666666666664" calcext:value-type="float">
            <text:p>0.86</text:p>
          </table:table-cell>
          <table:table-cell table:formula="of:=POWER([.I44]-[.K44];2)+POWER([.J44]-[.L44];2)" office:value-type="float" office:value="0.761605555555552" calcext:value-type="float">
            <text:p>0.76160555555555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Necax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45];raiting;2;0)*VLOOKUP([.H45];raiting;3;0)*ventaja_Local" office:value-type="float" office:value="2.03666666666666" calcext:value-type="float">
            <text:p>2.04</text:p>
          </table:table-cell>
          <table:table-cell table:style-name="ce5" table:formula="of:=media*VLOOKUP([.G45];raiting;2;0)*VLOOKUP([.H45];raiting;3;0)/ventaja_Local" office:value-type="float" office:value="2.03666666666666" calcext:value-type="float">
            <text:p>2.04</text:p>
          </table:table-cell>
          <table:table-cell table:formula="of:=POWER([.I45]-[.K45];2)+POWER([.J45]-[.L45];2)" office:value-type="float" office:value="1.07602222222222" calcext:value-type="float">
            <text:p>1.0760222222222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2 de Febrer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Club Amér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46];raiting;2;0)*VLOOKUP([.H46];raiting;3;0)*ventaja_Local" office:value-type="float" office:value="1.55361111111111" calcext:value-type="float">
            <text:p>1.55</text:p>
          </table:table-cell>
          <table:table-cell table:style-name="ce5" table:formula="of:=media*VLOOKUP([.G46];raiting;2;0)*VLOOKUP([.H46];raiting;3;0)/ventaja_Local" office:value-type="float" office:value="1.55361111111111" calcext:value-type="float">
            <text:p>1.55</text:p>
          </table:table-cell>
          <table:table-cell table:formula="of:=POWER([.I46]-[.K46];2)+POWER([.J46]-[.L46];2)" office:value-type="float" office:value="2.2913038580247" calcext:value-type="float">
            <text:p>2.291303858024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13 de Febr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Le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47];raiting;2;0)*VLOOKUP([.H47];raiting;3;0)*ventaja_Local" office:value-type="float" office:value="1.04444444444444" calcext:value-type="float">
            <text:p>1.04</text:p>
          </table:table-cell>
          <table:table-cell table:style-name="ce5" table:formula="of:=media*VLOOKUP([.G47];raiting;2;0)*VLOOKUP([.H47];raiting;3;0)/ventaja_Local" office:value-type="float" office:value="1.04444444444444" calcext:value-type="float">
            <text:p>1.04</text:p>
          </table:table-cell>
          <table:table-cell table:formula="of:=POWER([.I47]-[.K47];2)+POWER([.J47]-[.L47];2)" office:value-type="float" office:value="0.915061728395067" calcext:value-type="float">
            <text:p>0.91506172839506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14 de Febr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Querétaro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formula="of:=media*VLOOKUP([.G48];raiting;2;0)*VLOOKUP([.H48];raiting;3;0)*ventaja_Local" office:value-type="float" office:value="1.30555555555555" calcext:value-type="float">
            <text:p>1.31</text:p>
          </table:table-cell>
          <table:table-cell table:style-name="ce5" table:formula="of:=media*VLOOKUP([.G48];raiting;2;0)*VLOOKUP([.H48];raiting;3;0)/ventaja_Local" office:value-type="float" office:value="1.30555555555555" calcext:value-type="float">
            <text:p>1.31</text:p>
          </table:table-cell>
          <table:table-cell table:formula="of:=POWER([.I48]-[.K48];2)+POWER([.J48]-[.L48];2)" office:value-type="float" office:value="0.964506172839517" calcext:value-type="float">
            <text:p>0.96450617283951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Monterr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49];raiting;2;0)*VLOOKUP([.H49];raiting;3;0)*ventaja_Local" office:value-type="float" office:value="2.92444444444444" calcext:value-type="float">
            <text:p>2.92</text:p>
          </table:table-cell>
          <table:table-cell table:style-name="ce5" table:formula="of:=media*VLOOKUP([.G49];raiting;2;0)*VLOOKUP([.H49];raiting;3;0)/ventaja_Local" office:value-type="float" office:value="2.92444444444444" calcext:value-type="float">
            <text:p>2.92</text:p>
          </table:table-cell>
          <table:table-cell table:formula="of:=POWER([.I49]-[.K49];2)+POWER([.J49]-[.L49];2)" office:value-type="float" office:value="12.255861728395" calcext:value-type="float">
            <text:p>12.25586172839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Santos Lagun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media*VLOOKUP([.G50];raiting;2;0)*VLOOKUP([.H50];raiting;3;0)*ventaja_Local" office:value-type="float" office:value="0.274166666666664" calcext:value-type="float">
            <text:p>0.27</text:p>
          </table:table-cell>
          <table:table-cell table:style-name="ce5" table:formula="of:=media*VLOOKUP([.G50];raiting;2;0)*VLOOKUP([.H50];raiting;3;0)/ventaja_Local" office:value-type="float" office:value="0.274166666666664" calcext:value-type="float">
            <text:p>0.27</text:p>
          </table:table-cell>
          <table:table-cell table:formula="of:=POWER([.I50]-[.K50];2)+POWER([.J50]-[.L50];2)" office:value-type="float" office:value="0.15033472222222" calcext:value-type="float">
            <text:p>0.1503347222222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18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Necax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51];raiting;2;0)*VLOOKUP([.H51];raiting;3;0)*ventaja_Local" office:value-type="float" office:value="0.626666666666664" calcext:value-type="float">
            <text:p>0.63</text:p>
          </table:table-cell>
          <table:table-cell table:style-name="ce5" table:formula="of:=media*VLOOKUP([.G51];raiting;2;0)*VLOOKUP([.H51];raiting;3;0)/ventaja_Local" office:value-type="float" office:value="0.626666666666664" calcext:value-type="float">
            <text:p>0.63</text:p>
          </table:table-cell>
          <table:table-cell table:formula="of:=POWER([.I51]-[.K51];2)+POWER([.J51]-[.L51];2)" office:value-type="float" office:value="0.27875555555556" calcext:value-type="float">
            <text:p>0.2787555555555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19 de Febr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Mazatlá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52];raiting;2;0)*VLOOKUP([.H52];raiting;3;0)*ventaja_Local" office:value-type="float" office:value="0.587499999999997" calcext:value-type="float">
            <text:p>0.59</text:p>
          </table:table-cell>
          <table:table-cell table:style-name="ce5" table:formula="of:=media*VLOOKUP([.G52];raiting;2;0)*VLOOKUP([.H52];raiting;3;0)/ventaja_Local" office:value-type="float" office:value="0.587499999999997" calcext:value-type="float">
            <text:p>0.59</text:p>
          </table:table-cell>
          <table:table-cell table:formula="of:=POWER([.I52]-[.K52];2)+POWER([.J52]-[.L52];2)" office:value-type="float" office:value="2.3403125" calcext:value-type="float">
            <text:p>2.340312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19 de Febrero 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San Lu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53];raiting;2;0)*VLOOKUP([.H53];raiting;3;0)*ventaja_Local" office:value-type="float" office:value="2.72861111111111" calcext:value-type="float">
            <text:p>2.73</text:p>
          </table:table-cell>
          <table:table-cell table:style-name="ce5" table:formula="of:=media*VLOOKUP([.G53];raiting;2;0)*VLOOKUP([.H53];raiting;3;0)/ventaja_Local" office:value-type="float" office:value="2.72861111111111" calcext:value-type="float">
            <text:p>2.73</text:p>
          </table:table-cell>
          <table:table-cell table:formula="of:=POWER([.I53]-[.K53];2)+POWER([.J53]-[.L53];2)" office:value-type="float" office:value="3.51897052469135" calcext:value-type="float">
            <text:p>3.5189705246913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19 de Febrer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Guadalaja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54];raiting;2;0)*VLOOKUP([.H54];raiting;3;0)*ventaja_Local" office:value-type="float" office:value="1.56666666666666" calcext:value-type="float">
            <text:p>1.57</text:p>
          </table:table-cell>
          <table:table-cell table:style-name="ce5" table:formula="of:=media*VLOOKUP([.G54];raiting;2;0)*VLOOKUP([.H54];raiting;3;0)/ventaja_Local" office:value-type="float" office:value="1.56666666666666" calcext:value-type="float">
            <text:p>1.57</text:p>
          </table:table-cell>
          <table:table-cell table:formula="of:=POWER([.I54]-[.K54];2)+POWER([.J54]-[.L54];2)" office:value-type="float" office:value="0.508888888888888" calcext:value-type="float">
            <text:p>0.50888888888888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20 de Febrer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Pachu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55];raiting;2;0)*VLOOKUP([.H55];raiting;3;0)*ventaja_Local" office:value-type="float" office:value="4.43888888888889" calcext:value-type="float">
            <text:p>4.44</text:p>
          </table:table-cell>
          <table:table-cell table:style-name="ce5" table:formula="of:=media*VLOOKUP([.G55];raiting;2;0)*VLOOKUP([.H55];raiting;3;0)/ventaja_Local" office:value-type="float" office:value="4.43888888888889" calcext:value-type="float">
            <text:p>4.44</text:p>
          </table:table-cell>
          <table:table-cell table:formula="of:=POWER([.I55]-[.K55];2)+POWER([.J55]-[.L55];2)" office:value-type="float" office:value="13.8963580246914" calcext:value-type="float">
            <text:p>13.896358024691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20 de Febrer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Cruz Azu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5" table:formula="of:=media*VLOOKUP([.G56];raiting;2;0)*VLOOKUP([.H56];raiting;3;0)*ventaja_Local" office:value-type="float" office:value="1.01833333333333" calcext:value-type="float">
            <text:p>1.02</text:p>
          </table:table-cell>
          <table:table-cell table:style-name="ce5" table:formula="of:=media*VLOOKUP([.G56];raiting;2;0)*VLOOKUP([.H56];raiting;3;0)/ventaja_Local" office:value-type="float" office:value="1.01833333333333" calcext:value-type="float">
            <text:p>1.02</text:p>
          </table:table-cell>
          <table:table-cell table:formula="of:=POWER([.I56]-[.K56];2)+POWER([.J56]-[.L56];2)" office:value-type="float" office:value="8.89067222222224" calcext:value-type="float">
            <text:p>8.8906722222222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20 de Febrer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Pumas UNAM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media*VLOOKUP([.G57];raiting;2;0)*VLOOKUP([.H57];raiting;3;0)*ventaja_Local" office:value-type="float" office:value="2.35" calcext:value-type="float">
            <text:p>2.35</text:p>
          </table:table-cell>
          <table:table-cell table:style-name="ce5" table:formula="of:=media*VLOOKUP([.G57];raiting;2;0)*VLOOKUP([.H57];raiting;3;0)/ventaja_Local" office:value-type="float" office:value="2.35" calcext:value-type="float">
            <text:p>2.35</text:p>
          </table:table-cell>
          <table:table-cell table:formula="of:=POWER([.I57]-[.K57];2)+POWER([.J57]-[.L57];2)" office:value-type="float" office:value="11.045" calcext:value-type="float">
            <text:p>11.04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24 de Febrer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Mazatlá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58];raiting;2;0)*VLOOKUP([.H58];raiting;3;0)*ventaja_Local" office:value-type="float" office:value="2.35" calcext:value-type="float">
            <text:p>2.35</text:p>
          </table:table-cell>
          <table:table-cell table:style-name="ce5" table:formula="of:=media*VLOOKUP([.G58];raiting;2;0)*VLOOKUP([.H58];raiting;3;0)/ventaja_Local" office:value-type="float" office:value="2.35" calcext:value-type="float">
            <text:p>2.35</text:p>
          </table:table-cell>
          <table:table-cell table:formula="of:=POWER([.I58]-[.K58];2)+POWER([.J58]-[.L58];2)" office:value-type="float" office:value="2.245" calcext:value-type="float">
            <text:p>2.24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24 de Febrer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Toluc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59];raiting;2;0)*VLOOKUP([.H59];raiting;3;0)*ventaja_Local" office:value-type="float" office:value="0.391666666666664" calcext:value-type="float">
            <text:p>0.39</text:p>
          </table:table-cell>
          <table:table-cell table:style-name="ce5" table:formula="of:=media*VLOOKUP([.G59];raiting;2;0)*VLOOKUP([.H59];raiting;3;0)/ventaja_Local" office:value-type="float" office:value="0.391666666666664" calcext:value-type="float">
            <text:p>0.39</text:p>
          </table:table-cell>
          <table:table-cell table:formula="of:=POWER([.I59]-[.K59];2)+POWER([.J59]-[.L59];2)" office:value-type="float" office:value="0.740138888888894" calcext:value-type="float">
            <text:p>0.74013888888889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25 de Febrer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Leó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60];raiting;2;0)*VLOOKUP([.H60];raiting;3;0)*ventaja_Local" office:value-type="float" office:value="1.25333333333333" calcext:value-type="float">
            <text:p>1.25</text:p>
          </table:table-cell>
          <table:table-cell table:style-name="ce5" table:formula="of:=media*VLOOKUP([.G60];raiting;2;0)*VLOOKUP([.H60];raiting;3;0)/ventaja_Local" office:value-type="float" office:value="1.25333333333333" calcext:value-type="float">
            <text:p>1.25</text:p>
          </table:table-cell>
          <table:table-cell table:formula="of:=POWER([.I60]-[.K60];2)+POWER([.J60]-[.L60];2)" office:value-type="float" office:value="1.63502222222221" calcext:value-type="float">
            <text:p>1.6350222222222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25 de Febrer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Tigres UAN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61];raiting;2;0)*VLOOKUP([.H61];raiting;3;0)*ventaja_Local" office:value-type="float" office:value="0.744166666666662" calcext:value-type="float">
            <text:p>0.74</text:p>
          </table:table-cell>
          <table:table-cell table:style-name="ce5" table:formula="of:=media*VLOOKUP([.G61];raiting;2;0)*VLOOKUP([.H61];raiting;3;0)/ventaja_Local" office:value-type="float" office:value="0.744166666666662" calcext:value-type="float">
            <text:p>0.74</text:p>
          </table:table-cell>
          <table:table-cell table:formula="of:=POWER([.I61]-[.K61];2)+POWER([.J61]-[.L61];2)" office:value-type="float" office:value="6.66590138888892" calcext:value-type="float">
            <text:p>6.6659013888889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25 de Febrero</text:p>
          </table:table-cell>
          <table:table-cell office:value-type="string" calcext:value-type="string">
            <text:p>Club Tijuana</text:p>
          </table:table-cell>
          <table:table-cell office:value-type="string" calcext:value-type="string">
            <text:p>Atl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62];raiting;2;0)*VLOOKUP([.H62];raiting;3;0)*ventaja_Local" office:value-type="float" office:value="0.939999999999996" calcext:value-type="float">
            <text:p>0.94</text:p>
          </table:table-cell>
          <table:table-cell table:style-name="ce5" table:formula="of:=media*VLOOKUP([.G62];raiting;2;0)*VLOOKUP([.H62];raiting;3;0)/ventaja_Local" office:value-type="float" office:value="0.939999999999996" calcext:value-type="float">
            <text:p>0.94</text:p>
          </table:table-cell>
          <table:table-cell table:formula="of:=POWER([.I62]-[.K62];2)+POWER([.J62]-[.L62];2)" office:value-type="float" office:value="2.0072" calcext:value-type="float">
            <text:p>2.007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26 de Febrer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San Lu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63];raiting;2;0)*VLOOKUP([.H63];raiting;3;0)*ventaja_Local" office:value-type="float" office:value="2.01055555555555" calcext:value-type="float">
            <text:p>2.01</text:p>
          </table:table-cell>
          <table:table-cell table:style-name="ce5" table:formula="of:=media*VLOOKUP([.G63];raiting;2;0)*VLOOKUP([.H63];raiting;3;0)/ventaja_Local" office:value-type="float" office:value="2.01055555555555" calcext:value-type="float">
            <text:p>2.01</text:p>
          </table:table-cell>
          <table:table-cell table:formula="of:=POWER([.I63]-[.K63];2)+POWER([.J63]-[.L63];2)" office:value-type="float" office:value="4.04244506172839" calcext:value-type="float">
            <text:p>4.0424450617283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26 de Febrer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Puebl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64];raiting;2;0)*VLOOKUP([.H64];raiting;3;0)*ventaja_Local" office:value-type="float" office:value="3.13333333333333" calcext:value-type="float">
            <text:p>3.13</text:p>
          </table:table-cell>
          <table:table-cell table:style-name="ce5" table:formula="of:=media*VLOOKUP([.G64];raiting;2;0)*VLOOKUP([.H64];raiting;3;0)/ventaja_Local" office:value-type="float" office:value="3.13333333333333" calcext:value-type="float">
            <text:p>3.13</text:p>
          </table:table-cell>
          <table:table-cell table:formula="of:=POWER([.I64]-[.K64];2)+POWER([.J64]-[.L64];2)" office:value-type="float" office:value="1.30222222222222" calcext:value-type="float">
            <text:p>1.3022222222222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26 de Febrer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Club Améric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media*VLOOKUP([.G65];raiting;2;0)*VLOOKUP([.H65];raiting;3;0)*ventaja_Local" office:value-type="float" office:value="2.21944444444444" calcext:value-type="float">
            <text:p>2.22</text:p>
          </table:table-cell>
          <table:table-cell table:style-name="ce5" table:formula="of:=media*VLOOKUP([.G65];raiting;2;0)*VLOOKUP([.H65];raiting;3;0)/ventaja_Local" office:value-type="float" office:value="2.21944444444444" calcext:value-type="float">
            <text:p>2.22</text:p>
          </table:table-cell>
          <table:table-cell table:formula="of:=POWER([.I65]-[.K65];2)+POWER([.J65]-[.L65];2)" office:value-type="float" office:value="9.85186728395059" calcext:value-type="float">
            <text:p>9.8518672839505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27 de Febrer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Santos Lagu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66];raiting;2;0)*VLOOKUP([.H66];raiting;3;0)*ventaja_Local" office:value-type="float" office:value="1.18805555555555" calcext:value-type="float">
            <text:p>1.19</text:p>
          </table:table-cell>
          <table:table-cell table:style-name="ce5" table:formula="of:=media*VLOOKUP([.G66];raiting;2;0)*VLOOKUP([.H66];raiting;3;0)/ventaja_Local" office:value-type="float" office:value="1.18805555555555" calcext:value-type="float">
            <text:p>1.19</text:p>
          </table:table-cell>
          <table:table-cell table:formula="of:=POWER([.I66]-[.K66];2)+POWER([.J66]-[.L66];2)" office:value-type="float" office:value="1.44684089506172" calcext:value-type="float">
            <text:p>1.4468408950617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Club Tijua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67];raiting;2;0)*VLOOKUP([.H67];raiting;3;0)*ventaja_Local" office:value-type="float" office:value="0.313333333333331" calcext:value-type="float">
            <text:p>0.31</text:p>
          </table:table-cell>
          <table:table-cell table:style-name="ce5" table:formula="of:=media*VLOOKUP([.G67];raiting;2;0)*VLOOKUP([.H67];raiting;3;0)/ventaja_Local" office:value-type="float" office:value="0.313333333333331" calcext:value-type="float">
            <text:p>0.31</text:p>
          </table:table-cell>
          <table:table-cell table:formula="of:=POWER([.I67]-[.K67];2)+POWER([.J67]-[.L67];2)" office:value-type="float" office:value="3.31635555555557" calcext:value-type="float">
            <text:p>3.3163555555555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Juárez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68];raiting;2;0)*VLOOKUP([.H68];raiting;3;0)*ventaja_Local" office:value-type="float" office:value="0.626666666666663" calcext:value-type="float">
            <text:p>0.63</text:p>
          </table:table-cell>
          <table:table-cell table:style-name="ce5" table:formula="of:=media*VLOOKUP([.G68];raiting;2;0)*VLOOKUP([.H68];raiting;3;0)/ventaja_Local" office:value-type="float" office:value="0.626666666666663" calcext:value-type="float">
            <text:p>0.63</text:p>
          </table:table-cell>
          <table:table-cell table:formula="of:=POWER([.I68]-[.K68];2)+POWER([.J68]-[.L68];2)" office:value-type="float" office:value="0.278755555555561" calcext:value-type="float">
            <text:p>0.27875555555556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Querétar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69];raiting;2;0)*VLOOKUP([.H69];raiting;3;0)*ventaja_Local" office:value-type="float" office:value="1.10972222222222" calcext:value-type="float">
            <text:p>1.11</text:p>
          </table:table-cell>
          <table:table-cell table:style-name="ce5" table:formula="of:=media*VLOOKUP([.G69];raiting;2;0)*VLOOKUP([.H69];raiting;3;0)/ventaja_Local" office:value-type="float" office:value="1.10972222222222" calcext:value-type="float">
            <text:p>1.11</text:p>
          </table:table-cell>
          <table:table-cell table:formula="of:=POWER([.I69]-[.K69];2)+POWER([.J69]-[.L69];2)" office:value-type="float" office:value="0.0240779320987638" calcext:value-type="float">
            <text:p>0.0240779320987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Monterrey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media*VLOOKUP([.G70];raiting;2;0)*VLOOKUP([.H70];raiting;3;0)*ventaja_Local" office:value-type="float" office:value="1.46222222222222" calcext:value-type="float">
            <text:p>1.46</text:p>
          </table:table-cell>
          <table:table-cell table:style-name="ce5" table:formula="of:=media*VLOOKUP([.G70];raiting;2;0)*VLOOKUP([.H70];raiting;3;0)/ventaja_Local" office:value-type="float" office:value="1.46222222222222" calcext:value-type="float">
            <text:p>1.46</text:p>
          </table:table-cell>
          <table:table-cell table:formula="of:=POWER([.I70]-[.K70];2)+POWER([.J70]-[.L70];2)" office:value-type="float" office:value="4.27618765432097" calcext:value-type="float">
            <text:p>4.2761876543209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1 de Marzo</text:p>
          </table:table-cell>
          <table:table-cell office:value-type="string" calcext:value-type="string">
            <text:p>Mazatlán</text:p>
          </table:table-cell>
          <table:table-cell office:value-type="string" calcext:value-type="string">
            <text:p>Necax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media*VLOOKUP([.G71];raiting;2;0)*VLOOKUP([.H71];raiting;3;0)*ventaja_Local" office:value-type="float" office:value="1.41" calcext:value-type="float">
            <text:p>1.41</text:p>
          </table:table-cell>
          <table:table-cell table:style-name="ce5" table:formula="of:=media*VLOOKUP([.G71];raiting;2;0)*VLOOKUP([.H71];raiting;3;0)/ventaja_Local" office:value-type="float" office:value="1.41" calcext:value-type="float">
            <text:p>1.41</text:p>
          </table:table-cell>
          <table:table-cell table:formula="of:=POWER([.I71]-[.K71];2)+POWER([.J71]-[.L71];2)" office:value-type="float" office:value="3.97619999999998" calcext:value-type="float">
            <text:p>3.9761999999999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2 de Marzo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Pachu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72];raiting;2;0)*VLOOKUP([.H72];raiting;3;0)*ventaja_Local" office:value-type="float" office:value="4.7" calcext:value-type="float">
            <text:p>4.70</text:p>
          </table:table-cell>
          <table:table-cell table:style-name="ce5" table:formula="of:=media*VLOOKUP([.G72];raiting;2;0)*VLOOKUP([.H72];raiting;3;0)/ventaja_Local" office:value-type="float" office:value="4.7" calcext:value-type="float">
            <text:p>4.70</text:p>
          </table:table-cell>
          <table:table-cell table:formula="of:=POWER([.I72]-[.K72];2)+POWER([.J72]-[.L72];2)" office:value-type="float" office:value="35.78" calcext:value-type="float">
            <text:p>35.7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2 de Marz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Cruz Azul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formula="of:=media*VLOOKUP([.G73];raiting;2;0)*VLOOKUP([.H73];raiting;3;0)*ventaja_Local" office:value-type="float" office:value="3.22472222222222" calcext:value-type="float">
            <text:p>3.22</text:p>
          </table:table-cell>
          <table:table-cell table:style-name="ce5" table:formula="of:=media*VLOOKUP([.G73];raiting;2;0)*VLOOKUP([.H73];raiting;3;0)/ventaja_Local" office:value-type="float" office:value="3.22472222222222" calcext:value-type="float">
            <text:p>3.22</text:p>
          </table:table-cell>
          <table:table-cell table:formula="of:=POWER([.I73]-[.K73];2)+POWER([.J73]-[.L73];2)" office:value-type="float" office:value="2.99988904320987" calcext:value-type="float">
            <text:p>2.9998890432098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2 de Marz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Guadalajar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formula="of:=media*VLOOKUP([.G74];raiting;2;0)*VLOOKUP([.H74];raiting;3;0)*ventaja_Local" office:value-type="float" office:value="2.15416666666666" calcext:value-type="float">
            <text:p>2.15</text:p>
          </table:table-cell>
          <table:table-cell table:style-name="ce5" table:formula="of:=media*VLOOKUP([.G74];raiting;2;0)*VLOOKUP([.H74];raiting;3;0)/ventaja_Local" office:value-type="float" office:value="2.15416666666666" calcext:value-type="float">
            <text:p>2.15</text:p>
          </table:table-cell>
          <table:table-cell table:formula="of:=POWER([.I74]-[.K74];2)+POWER([.J74]-[.L74];2)" office:value-type="float" office:value="0.0475347222222209" calcext:value-type="float">
            <text:p>0.04753472222222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2 de Marz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Pumas UNA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75];raiting;2;0)*VLOOKUP([.H75];raiting;3;0)*ventaja_Local" office:value-type="float" office:value="0.913888888888886" calcext:value-type="float">
            <text:p>0.91</text:p>
          </table:table-cell>
          <table:table-cell table:style-name="ce5" table:formula="of:=media*VLOOKUP([.G75];raiting;2;0)*VLOOKUP([.H75];raiting;3;0)/ventaja_Local" office:value-type="float" office:value="0.913888888888886" calcext:value-type="float">
            <text:p>0.91</text:p>
          </table:table-cell>
          <table:table-cell table:formula="of:=POWER([.I75]-[.K75];2)+POWER([.J75]-[.L75];2)" office:value-type="float" office:value="5.53149691358026" calcext:value-type="float">
            <text:p>5.5314969135802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4 de Marz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Tolu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76];raiting;2;0)*VLOOKUP([.H76];raiting;3;0)*ventaja_Local" office:value-type="float" office:value="0.939999999999997" calcext:value-type="float">
            <text:p>0.94</text:p>
          </table:table-cell>
          <table:table-cell table:style-name="ce5" table:formula="of:=media*VLOOKUP([.G76];raiting;2;0)*VLOOKUP([.H76];raiting;3;0)/ventaja_Local" office:value-type="float" office:value="0.939999999999997" calcext:value-type="float">
            <text:p>0.94</text:p>
          </table:table-cell>
          <table:table-cell table:formula="of:=POWER([.I76]-[.K76];2)+POWER([.J76]-[.L76];2)" office:value-type="float" office:value="0.887199999999995" calcext:value-type="float">
            <text:p>0.88719999999999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4 de Marz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Leó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77];raiting;2;0)*VLOOKUP([.H77];raiting;3;0)*ventaja_Local" office:value-type="float" office:value="0.313333333333331" calcext:value-type="float">
            <text:p>0.31</text:p>
          </table:table-cell>
          <table:table-cell table:style-name="ce5" table:formula="of:=media*VLOOKUP([.G77];raiting;2;0)*VLOOKUP([.H77];raiting;3;0)/ventaja_Local" office:value-type="float" office:value="0.313333333333331" calcext:value-type="float">
            <text:p>0.31</text:p>
          </table:table-cell>
          <table:table-cell table:formula="of:=POWER([.I77]-[.K77];2)+POWER([.J77]-[.L77];2)" office:value-type="float" office:value="0.569688888888891" calcext:value-type="float">
            <text:p>0.56968888888889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5 de Marz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Atla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78];raiting;2;0)*VLOOKUP([.H78];raiting;3;0)*ventaja_Local" office:value-type="float" office:value="1.175" calcext:value-type="float">
            <text:p>1.18</text:p>
          </table:table-cell>
          <table:table-cell table:style-name="ce5" table:formula="of:=media*VLOOKUP([.G78];raiting;2;0)*VLOOKUP([.H78];raiting;3;0)/ventaja_Local" office:value-type="float" office:value="1.175" calcext:value-type="float">
            <text:p>1.18</text:p>
          </table:table-cell>
          <table:table-cell table:formula="of:=POWER([.I78]-[.K78];2)+POWER([.J78]-[.L78];2)" office:value-type="float" office:value="4.71125000000001" calcext:value-type="float">
            <text:p>4.7112500000000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5 de Marz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Club Amér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79];raiting;2;0)*VLOOKUP([.H79];raiting;3;0)*ventaja_Local" office:value-type="float" office:value="3.10722222222222" calcext:value-type="float">
            <text:p>3.11</text:p>
          </table:table-cell>
          <table:table-cell table:style-name="ce5" table:formula="of:=media*VLOOKUP([.G79];raiting;2;0)*VLOOKUP([.H79];raiting;3;0)/ventaja_Local" office:value-type="float" office:value="3.10722222222222" calcext:value-type="float">
            <text:p>3.11</text:p>
          </table:table-cell>
          <table:table-cell table:formula="of:=POWER([.I79]-[.K79];2)+POWER([.J79]-[.L79];2)" office:value-type="float" office:value="5.66632654320986" calcext:value-type="float">
            <text:p>5.6663265432098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5 de Marz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Puebl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80];raiting;2;0)*VLOOKUP([.H80];raiting;3;0)*ventaja_Local" office:value-type="float" office:value="2.71555555555555" calcext:value-type="float">
            <text:p>2.72</text:p>
          </table:table-cell>
          <table:table-cell table:style-name="ce5" table:formula="of:=media*VLOOKUP([.G80];raiting;2;0)*VLOOKUP([.H80];raiting;3;0)/ventaja_Local" office:value-type="float" office:value="2.71555555555555" calcext:value-type="float">
            <text:p>2.72</text:p>
          </table:table-cell>
          <table:table-cell table:formula="of:=POWER([.I80]-[.K80];2)+POWER([.J80]-[.L80];2)" office:value-type="float" office:value="3.02403950617283" calcext:value-type="float">
            <text:p>3.02403950617283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5 de Marz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Santos Lagun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81];raiting;2;0)*VLOOKUP([.H81];raiting;3;0)*ventaja_Local" office:value-type="float" office:value="1.37083333333333" calcext:value-type="float">
            <text:p>1.37</text:p>
          </table:table-cell>
          <table:table-cell table:style-name="ce5" table:formula="of:=media*VLOOKUP([.G81];raiting;2;0)*VLOOKUP([.H81];raiting;3;0)/ventaja_Local" office:value-type="float" office:value="1.37083333333333" calcext:value-type="float">
            <text:p>1.37</text:p>
          </table:table-cell>
          <table:table-cell table:formula="of:=POWER([.I81]-[.K81];2)+POWER([.J81]-[.L81];2)" office:value-type="float" office:value="2.01670138888888" calcext:value-type="float">
            <text:p>2.0167013888888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11 de Marzo</text:p>
          </table:table-cell>
          <table:table-cell office:value-type="string" calcext:value-type="string">
            <text:p>Necaxa</text:p>
          </table:table-cell>
          <table:table-cell office:value-type="string" calcext:value-type="string">
            <text:p>Queréta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82];raiting;2;0)*VLOOKUP([.H82];raiting;3;0)*ventaja_Local" office:value-type="float" office:value="0.78333333333333" calcext:value-type="float">
            <text:p>0.78</text:p>
          </table:table-cell>
          <table:table-cell table:style-name="ce5" table:formula="of:=media*VLOOKUP([.G82];raiting;2;0)*VLOOKUP([.H82];raiting;3;0)/ventaja_Local" office:value-type="float" office:value="0.78333333333333" calcext:value-type="float">
            <text:p>0.78</text:p>
          </table:table-cell>
          <table:table-cell table:formula="of:=POWER([.I82]-[.K82];2)+POWER([.J82]-[.L82];2)" office:value-type="float" office:value="0.660555555555552" calcext:value-type="float">
            <text:p>0.66055555555555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11 de Marzo</text:p>
          </table:table-cell>
          <table:table-cell office:value-type="string" calcext:value-type="string">
            <text:p>Juárez</text:p>
          </table:table-cell>
          <table:table-cell office:value-type="string" calcext:value-type="string">
            <text:p>At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media*VLOOKUP([.G83];raiting;2;0)*VLOOKUP([.H83];raiting;3;0)*ventaja_Local" office:value-type="float" office:value="0.704999999999996" calcext:value-type="float">
            <text:p>0.70</text:p>
          </table:table-cell>
          <table:table-cell table:style-name="ce5" table:formula="of:=media*VLOOKUP([.G83];raiting;2;0)*VLOOKUP([.H83];raiting;3;0)/ventaja_Local" office:value-type="float" office:value="0.704999999999996" calcext:value-type="float">
            <text:p>0.70</text:p>
          </table:table-cell>
          <table:table-cell table:formula="of:=POWER([.I83]-[.K83];2)+POWER([.J83]-[.L83];2)" office:value-type="float" office:value="1.76405000000001" calcext:value-type="float">
            <text:p>1.7640500000000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11 de Marz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Mazatlá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84];raiting;2;0)*VLOOKUP([.H84];raiting;3;0)*ventaja_Local" office:value-type="float" office:value="1.645" calcext:value-type="float">
            <text:p>1.65</text:p>
          </table:table-cell>
          <table:table-cell table:style-name="ce5" table:formula="of:=media*VLOOKUP([.G84];raiting;2;0)*VLOOKUP([.H84];raiting;3;0)/ventaja_Local" office:value-type="float" office:value="1.645" calcext:value-type="float">
            <text:p>1.65</text:p>
          </table:table-cell>
          <table:table-cell table:formula="of:=POWER([.I84]-[.K84];2)+POWER([.J84]-[.L84];2)" office:value-type="float" office:value="0.542049999999998" calcext:value-type="float">
            <text:p>0.54204999999999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Tigres UAN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85];raiting;2;0)*VLOOKUP([.H85];raiting;3;0)*ventaja_Local" office:value-type="float" office:value="1.98444444444444" calcext:value-type="float">
            <text:p>1.98</text:p>
          </table:table-cell>
          <table:table-cell table:style-name="ce5" table:formula="of:=media*VLOOKUP([.G85];raiting;2;0)*VLOOKUP([.H85];raiting;3;0)/ventaja_Local" office:value-type="float" office:value="1.98444444444444" calcext:value-type="float">
            <text:p>1.98</text:p>
          </table:table-cell>
          <table:table-cell table:formula="of:=POWER([.I85]-[.K85];2)+POWER([.J85]-[.L85];2)" office:value-type="float" office:value="4.96937283950617" calcext:value-type="float">
            <text:p>4.9693728395061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Cruz Azul</text:p>
          </table:table-cell>
          <table:table-cell office:value-type="string" calcext:value-type="string">
            <text:p>Pumas UNA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86];raiting;2;0)*VLOOKUP([.H86];raiting;3;0)*ventaja_Local" office:value-type="float" office:value="1.69722222222222" calcext:value-type="float">
            <text:p>1.70</text:p>
          </table:table-cell>
          <table:table-cell table:style-name="ce5" table:formula="of:=media*VLOOKUP([.G86];raiting;2;0)*VLOOKUP([.H86];raiting;3;0)/ventaja_Local" office:value-type="float" office:value="1.69722222222222" calcext:value-type="float">
            <text:p>1.70</text:p>
          </table:table-cell>
          <table:table-cell table:formula="of:=POWER([.I86]-[.K86];2)+POWER([.J86]-[.L86];2)" office:value-type="float" office:value="0.577793209876541" calcext:value-type="float">
            <text:p>0.57779320987654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12 de Marzo</text:p>
          </table:table-cell>
          <table:table-cell office:value-type="string" calcext:value-type="string">
            <text:p>Guadalajara</text:p>
          </table:table-cell>
          <table:table-cell office:value-type="string" calcext:value-type="string">
            <text:p>Club Améric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5" table:formula="of:=media*VLOOKUP([.G87];raiting;2;0)*VLOOKUP([.H87];raiting;3;0)*ventaja_Local" office:value-type="float" office:value="3.32916666666667" calcext:value-type="float">
            <text:p>3.33</text:p>
          </table:table-cell>
          <table:table-cell table:style-name="ce5" table:formula="of:=media*VLOOKUP([.G87];raiting;2;0)*VLOOKUP([.H87];raiting;3;0)/ventaja_Local" office:value-type="float" office:value="3.32916666666667" calcext:value-type="float">
            <text:p>3.33</text:p>
          </table:table-cell>
          <table:table-cell table:formula="of:=POWER([.I87]-[.K87];2)+POWER([.J87]-[.L87];2)" office:value-type="float" office:value="22.1667013888889" calcext:value-type="float">
            <text:p>22.166701388888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13 de Marzo</text:p>
          </table:table-cell>
          <table:table-cell office:value-type="string" calcext:value-type="string">
            <text:p>Toluca</text:p>
          </table:table-cell>
          <table:table-cell office:value-type="string" calcext:value-type="string">
            <text:p>Pachu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88];raiting;2;0)*VLOOKUP([.H88];raiting;3;0)*ventaja_Local" office:value-type="float" office:value="1.56666666666666" calcext:value-type="float">
            <text:p>1.57</text:p>
          </table:table-cell>
          <table:table-cell table:style-name="ce5" table:formula="of:=media*VLOOKUP([.G88];raiting;2;0)*VLOOKUP([.H88];raiting;3;0)/ventaja_Local" office:value-type="float" office:value="1.56666666666666" calcext:value-type="float">
            <text:p>1.57</text:p>
          </table:table-cell>
          <table:table-cell table:formula="of:=POWER([.I88]-[.K88];2)+POWER([.J88]-[.L88];2)" office:value-type="float" office:value="4.50888888888889" calcext:value-type="float">
            <text:p>4.5088888888888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13 de Marz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Puebl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89];raiting;2;0)*VLOOKUP([.H89];raiting;3;0)*ventaja_Local" office:value-type="float" office:value="2.29777777777778" calcext:value-type="float">
            <text:p>2.30</text:p>
          </table:table-cell>
          <table:table-cell table:style-name="ce5" table:formula="of:=media*VLOOKUP([.G89];raiting;2;0)*VLOOKUP([.H89];raiting;3;0)/ventaja_Local" office:value-type="float" office:value="2.29777777777778" calcext:value-type="float">
            <text:p>2.30</text:p>
          </table:table-cell>
          <table:table-cell table:formula="of:=POWER([.I89]-[.K89];2)+POWER([.J89]-[.L89];2)" office:value-type="float" office:value="1.77289876543209" calcext:value-type="float">
            <text:p>1.7728987654320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13 de Marzo</text:p>
          </table:table-cell>
          <table:table-cell office:value-type="string" calcext:value-type="string">
            <text:p>Santos Laguna</text:p>
          </table:table-cell>
          <table:table-cell office:value-type="string" calcext:value-type="string">
            <text:p>Club Tijuan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90];raiting;2;0)*VLOOKUP([.H90];raiting;3;0)*ventaja_Local" office:value-type="float" office:value="0.365555555555553" calcext:value-type="float">
            <text:p>0.37</text:p>
          </table:table-cell>
          <table:table-cell table:style-name="ce5" table:formula="of:=media*VLOOKUP([.G90];raiting;2;0)*VLOOKUP([.H90];raiting;3;0)/ventaja_Local" office:value-type="float" office:value="0.365555555555553" calcext:value-type="float">
            <text:p>0.37</text:p>
          </table:table-cell>
          <table:table-cell table:formula="of:=POWER([.I90]-[.K90];2)+POWER([.J90]-[.L90];2)" office:value-type="float" office:value="13.3428172839506" calcext:value-type="float">
            <text:p>13.342817283950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15 de Marzo</text:p>
          </table:table-cell>
          <table:table-cell office:value-type="string" calcext:value-type="string">
            <text:p>Monterrey</text:p>
          </table:table-cell>
          <table:table-cell office:value-type="string" calcext:value-type="string">
            <text:p>Juáre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91];raiting;2;0)*VLOOKUP([.H91];raiting;3;0)*ventaja_Local" office:value-type="float" office:value="0.54833333333333" calcext:value-type="float">
            <text:p>0.55</text:p>
          </table:table-cell>
          <table:table-cell table:style-name="ce5" table:formula="of:=media*VLOOKUP([.G91];raiting;2;0)*VLOOKUP([.H91];raiting;3;0)/ventaja_Local" office:value-type="float" office:value="0.54833333333333" calcext:value-type="float">
            <text:p>0.55</text:p>
          </table:table-cell>
          <table:table-cell table:formula="of:=POWER([.I91]-[.K91];2)+POWER([.J91]-[.L91];2)" office:value-type="float" office:value="6.3113388888889" calcext:value-type="float">
            <text:p>6.311338888888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17 de Marz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San Lu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92];raiting;2;0)*VLOOKUP([.H92];raiting;3;0)*ventaja_Local" office:value-type="float" office:value="0.718055555555553" calcext:value-type="float">
            <text:p>0.72</text:p>
          </table:table-cell>
          <table:table-cell table:style-name="ce5" table:formula="of:=media*VLOOKUP([.G92];raiting;2;0)*VLOOKUP([.H92];raiting;3;0)/ventaja_Local" office:value-type="float" office:value="0.718055555555553" calcext:value-type="float">
            <text:p>0.72</text:p>
          </table:table-cell>
          <table:table-cell table:formula="of:=POWER([.I92]-[.K92];2)+POWER([.J92]-[.L92];2)" office:value-type="float" office:value="1.72287422839507" calcext:value-type="float">
            <text:p>1.72287422839507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18 de Marzo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Santos Lagun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formula="of:=media*VLOOKUP([.G93];raiting;2;0)*VLOOKUP([.H93];raiting;3;0)*ventaja_Local" office:value-type="float" office:value="1.46222222222222" calcext:value-type="float">
            <text:p>1.46</text:p>
          </table:table-cell>
          <table:table-cell table:style-name="ce5" table:formula="of:=media*VLOOKUP([.G93];raiting;2;0)*VLOOKUP([.H93];raiting;3;0)/ventaja_Local" office:value-type="float" office:value="1.46222222222222" calcext:value-type="float">
            <text:p>1.46</text:p>
          </table:table-cell>
          <table:table-cell table:formula="of:=POWER([.I93]-[.K93];2)+POWER([.J93]-[.L93];2)" office:value-type="float" office:value="0.578409876543216" calcext:value-type="float">
            <text:p>0.57840987654321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19 de Marzo</text:p>
          </table:table-cell>
          <table:table-cell office:value-type="string" calcext:value-type="string">
            <text:p>Pumas UNAM</text:p>
          </table:table-cell>
          <table:table-cell office:value-type="string" calcext:value-type="string">
            <text:p>Necax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94];raiting;2;0)*VLOOKUP([.H94];raiting;3;0)*ventaja_Local" office:value-type="float" office:value="1.56666666666666" calcext:value-type="float">
            <text:p>1.57</text:p>
          </table:table-cell>
          <table:table-cell table:style-name="ce5" table:formula="of:=media*VLOOKUP([.G94];raiting;2;0)*VLOOKUP([.H94];raiting;3;0)/ventaja_Local" office:value-type="float" office:value="1.56666666666666" calcext:value-type="float">
            <text:p>1.57</text:p>
          </table:table-cell>
          <table:table-cell table:formula="of:=POWER([.I94]-[.K94];2)+POWER([.J94]-[.L94];2)" office:value-type="float" office:value="2.37555555555556" calcext:value-type="float">
            <text:p>2.3755555555555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19 de Marzo</text:p>
          </table:table-cell>
          <table:table-cell office:value-type="string" calcext:value-type="string">
            <text:p>Tigres UANL</text:p>
          </table:table-cell>
          <table:table-cell office:value-type="string" calcext:value-type="string">
            <text:p>Monterre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95];raiting;2;0)*VLOOKUP([.H95];raiting;3;0)*ventaja_Local" office:value-type="float" office:value="3.47277777777778" calcext:value-type="float">
            <text:p>3.47</text:p>
          </table:table-cell>
          <table:table-cell table:style-name="ce5" table:formula="of:=media*VLOOKUP([.G95];raiting;2;0)*VLOOKUP([.H95];raiting;3;0)/ventaja_Local" office:value-type="float" office:value="3.47277777777778" calcext:value-type="float">
            <text:p>3.47</text:p>
          </table:table-cell>
          <table:table-cell table:formula="of:=POWER([.I95]-[.K95];2)+POWER([.J95]-[.L95];2)" office:value-type="float" office:value="14.2292598765432" calcext:value-type="float">
            <text:p>14.229259876543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19 de Marzo</text:p>
          </table:table-cell>
          <table:table-cell office:value-type="string" calcext:value-type="string">
            <text:p>Pachuca</text:p>
          </table:table-cell>
          <table:table-cell office:value-type="string" calcext:value-type="string">
            <text:p>Cruz Azu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96];raiting;2;0)*VLOOKUP([.H96];raiting;3;0)*ventaja_Local" office:value-type="float" office:value="3.39444444444444" calcext:value-type="float">
            <text:p>3.39</text:p>
          </table:table-cell>
          <table:table-cell table:style-name="ce5" table:formula="of:=media*VLOOKUP([.G96];raiting;2;0)*VLOOKUP([.H96];raiting;3;0)/ventaja_Local" office:value-type="float" office:value="3.39444444444444" calcext:value-type="float">
            <text:p>3.39</text:p>
          </table:table-cell>
          <table:table-cell table:formula="of:=POWER([.I96]-[.K96];2)+POWER([.J96]-[.L96];2)" office:value-type="float" office:value="17.2556172839506" calcext:value-type="float">
            <text:p>17.2556172839506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20 de Marzo</text:p>
          </table:table-cell>
          <table:table-cell office:value-type="string" calcext:value-type="string">
            <text:p>Club América</text:p>
          </table:table-cell>
          <table:table-cell office:value-type="string" calcext:value-type="string">
            <text:p>Tolu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97];raiting;2;0)*VLOOKUP([.H97];raiting;3;0)*ventaja_Local" office:value-type="float" office:value="1.33166666666666" calcext:value-type="float">
            <text:p>1.33</text:p>
          </table:table-cell>
          <table:table-cell table:style-name="ce5" table:formula="of:=media*VLOOKUP([.G97];raiting;2;0)*VLOOKUP([.H97];raiting;3;0)/ventaja_Local" office:value-type="float" office:value="1.33166666666666" calcext:value-type="float">
            <text:p>1.33</text:p>
          </table:table-cell>
          <table:table-cell table:formula="of:=POWER([.I97]-[.K97];2)+POWER([.J97]-[.L97];2)" office:value-type="float" office:value="4.55667222222222" calcext:value-type="float">
            <text:p>4.5566722222222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2" calcext:value-type="float">
            <text:p>92</text:p>
          </table:table-cell>
          <table:table-cell table:style-name="ce4" office:value-type="string" calcext:value-type="string">
            <text:p>1 de Abril</text:p>
          </table:table-cell>
          <table:table-cell table:style-name="ce4" office:value-type="string" calcext:value-type="string">
            <text:p>San Luis</text:p>
          </table:table-cell>
          <table:table-cell table:style-name="ce4" office:value-type="string" calcext:value-type="string">
            <text:p>Mazatlá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98];raiting;2;0)*VLOOKUP([.H98];raiting;3;0)*ventaja_Local" office:value-type="float" office:value="1.2925" calcext:value-type="float">
            <text:p>1.29</text:p>
          </table:table-cell>
          <table:table-cell table:style-name="ce5" table:formula="of:=media*VLOOKUP([.G98];raiting;2;0)*VLOOKUP([.H98];raiting;3;0)/ventaja_Local" office:value-type="float" office:value="1.2925" calcext:value-type="float">
            <text:p>1.29</text:p>
          </table:table-cell>
          <table:table-cell table:formula="of:=POWER([.I98]-[.K98];2)+POWER([.J98]-[.L98];2)" office:value-type="float" office:value="1.75611249999999" calcext:value-type="float">
            <text:p>1.7561124999999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3" calcext:value-type="float">
            <text:p>93</text:p>
          </table:table-cell>
          <table:table-cell table:style-name="ce4" office:value-type="string" calcext:value-type="string">
            <text:p>2 de Abril</text:p>
          </table:table-cell>
          <table:table-cell table:style-name="ce4" office:value-type="string" calcext:value-type="string">
            <text:p>Cruz Azul</text:p>
          </table:table-cell>
          <table:table-cell table:style-name="ce4" office:value-type="string" calcext:value-type="string">
            <text:p>Atl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99];raiting;2;0)*VLOOKUP([.H99];raiting;3;0)*ventaja_Local" office:value-type="float" office:value="3.055" calcext:value-type="float">
            <text:p>3.06</text:p>
          </table:table-cell>
          <table:table-cell table:style-name="ce5" table:formula="of:=media*VLOOKUP([.G99];raiting;2;0)*VLOOKUP([.H99];raiting;3;0)/ventaja_Local" office:value-type="float" office:value="3.055" calcext:value-type="float">
            <text:p>3.06</text:p>
          </table:table-cell>
          <table:table-cell table:formula="of:=POWER([.I99]-[.K99];2)+POWER([.J99]-[.L99];2)" office:value-type="float" office:value="13.55605" calcext:value-type="float">
            <text:p>13.55605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4" calcext:value-type="float">
            <text:p>94</text:p>
          </table:table-cell>
          <table:table-cell table:style-name="ce4" office:value-type="string" calcext:value-type="string">
            <text:p>2 de Abril</text:p>
          </table:table-cell>
          <table:table-cell table:style-name="ce4" office:value-type="string" calcext:value-type="string">
            <text:p>Necaxa</text:p>
          </table:table-cell>
          <table:table-cell table:style-name="ce4" office:value-type="string" calcext:value-type="string">
            <text:p>Club Améri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100];raiting;2;0)*VLOOKUP([.H100];raiting;3;0)*ventaja_Local" office:value-type="float" office:value="2.66333333333333" calcext:value-type="float">
            <text:p>2.66</text:p>
          </table:table-cell>
          <table:table-cell table:style-name="ce5" table:formula="of:=media*VLOOKUP([.G100];raiting;2;0)*VLOOKUP([.H100];raiting;3;0)/ventaja_Local" office:value-type="float" office:value="2.66333333333333" calcext:value-type="float">
            <text:p>2.66</text:p>
          </table:table-cell>
          <table:table-cell table:formula="of:=POWER([.I100]-[.K100];2)+POWER([.J100]-[.L100];2)" office:value-type="float" office:value="9.8600222222222" calcext:value-type="float">
            <text:p>9.860022222222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5" calcext:value-type="float">
            <text:p>95</text:p>
          </table:table-cell>
          <table:table-cell table:style-name="ce4" office:value-type="string" calcext:value-type="string">
            <text:p>2 de Abril</text:p>
          </table:table-cell>
          <table:table-cell table:style-name="ce4" office:value-type="string" calcext:value-type="string">
            <text:p>Juárez</text:p>
          </table:table-cell>
          <table:table-cell table:style-name="ce4" office:value-type="string" calcext:value-type="string">
            <text:p>Pumas U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101];raiting;2;0)*VLOOKUP([.H101];raiting;3;0)*ventaja_Local" office:value-type="float" office:value="0.391666666666664" calcext:value-type="float">
            <text:p>0.39</text:p>
          </table:table-cell>
          <table:table-cell table:style-name="ce5" table:formula="of:=media*VLOOKUP([.G101];raiting;2;0)*VLOOKUP([.H101];raiting;3;0)/ventaja_Local" office:value-type="float" office:value="0.391666666666664" calcext:value-type="float">
            <text:p>0.39</text:p>
          </table:table-cell>
          <table:table-cell table:formula="of:=POWER([.I101]-[.K101];2)+POWER([.J101]-[.L101];2)" office:value-type="float" office:value="0.523472222222223" calcext:value-type="float">
            <text:p>0.523472222222223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6" calcext:value-type="float">
            <text:p>96</text:p>
          </table:table-cell>
          <table:table-cell table:style-name="ce4" office:value-type="string" calcext:value-type="string">
            <text:p>3 de Abril</text:p>
          </table:table-cell>
          <table:table-cell table:style-name="ce4" office:value-type="string" calcext:value-type="string">
            <text:p>Toluca</text:p>
          </table:table-cell>
          <table:table-cell table:style-name="ce4" office:value-type="string" calcext:value-type="string">
            <text:p>Puebl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102];raiting;2;0)*VLOOKUP([.H102];raiting;3;0)*ventaja_Local" office:value-type="float" office:value="1.25333333333333" calcext:value-type="float">
            <text:p>1.25</text:p>
          </table:table-cell>
          <table:table-cell table:style-name="ce5" table:formula="of:=media*VLOOKUP([.G102];raiting;2;0)*VLOOKUP([.H102];raiting;3;0)/ventaja_Local" office:value-type="float" office:value="1.25333333333333" calcext:value-type="float">
            <text:p>1.25</text:p>
          </table:table-cell>
          <table:table-cell table:formula="of:=POWER([.I102]-[.K102];2)+POWER([.J102]-[.L102];2)" office:value-type="float" office:value="0.621688888888892" calcext:value-type="float">
            <text:p>0.62168888888889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7" calcext:value-type="float">
            <text:p>97</text:p>
          </table:table-cell>
          <table:table-cell table:style-name="ce4" office:value-type="string" calcext:value-type="string">
            <text:p>3 de Abril</text:p>
          </table:table-cell>
          <table:table-cell table:style-name="ce4" office:value-type="string" calcext:value-type="string">
            <text:p>León</text:p>
          </table:table-cell>
          <table:table-cell table:style-name="ce4" office:value-type="string" calcext:value-type="string">
            <text:p>Querétar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formula="of:=media*VLOOKUP([.G103];raiting;2;0)*VLOOKUP([.H103];raiting;3;0)*ventaja_Local" office:value-type="float" office:value="0.52222222222222" calcext:value-type="float">
            <text:p>0.52</text:p>
          </table:table-cell>
          <table:table-cell table:style-name="ce5" table:formula="of:=media*VLOOKUP([.G103];raiting;2;0)*VLOOKUP([.H103];raiting;3;0)/ventaja_Local" office:value-type="float" office:value="0.52222222222222" calcext:value-type="float">
            <text:p>0.52</text:p>
          </table:table-cell>
          <table:table-cell table:formula="of:=POWER([.I103]-[.K103];2)+POWER([.J103]-[.L103];2)" office:value-type="float" office:value="0.456543209876548" calcext:value-type="float">
            <text:p>0.45654320987654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8" calcext:value-type="float">
            <text:p>98</text:p>
          </table:table-cell>
          <table:table-cell table:style-name="ce4" office:value-type="string" calcext:value-type="string">
            <text:p>3 de Abril</text:p>
          </table:table-cell>
          <table:table-cell table:style-name="ce4" office:value-type="string" calcext:value-type="string">
            <text:p>Tigres UANL</text:p>
          </table:table-cell>
          <table:table-cell table:style-name="ce4" office:value-type="string" calcext:value-type="string">
            <text:p>Club Tijuan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media*VLOOKUP([.G104];raiting;2;0)*VLOOKUP([.H104];raiting;3;0)*ventaja_Local" office:value-type="float" office:value="0.992222222222218" calcext:value-type="float">
            <text:p>0.99</text:p>
          </table:table-cell>
          <table:table-cell table:style-name="ce5" table:formula="of:=media*VLOOKUP([.G104];raiting;2;0)*VLOOKUP([.H104];raiting;3;0)/ventaja_Local" office:value-type="float" office:value="0.992222222222218" calcext:value-type="float">
            <text:p>0.99</text:p>
          </table:table-cell>
          <table:table-cell table:formula="of:=POWER([.I104]-[.K104];2)+POWER([.J104]-[.L104];2)" office:value-type="float" office:value="2.00012098765432" calcext:value-type="float">
            <text:p>2.0001209876543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99" calcext:value-type="float">
            <text:p>99</text:p>
          </table:table-cell>
          <table:table-cell table:style-name="ce4" office:value-type="string" calcext:value-type="string">
            <text:p>3 de Abril</text:p>
          </table:table-cell>
          <table:table-cell table:style-name="ce4" office:value-type="string" calcext:value-type="string">
            <text:p>Santos Laguna</text:p>
          </table:table-cell>
          <table:table-cell table:style-name="ce4" office:value-type="string" calcext:value-type="string">
            <text:p>Pachu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media*VLOOKUP([.G105];raiting;2;0)*VLOOKUP([.H105];raiting;3;0)*ventaja_Local" office:value-type="float" office:value="1.82777777777777" calcext:value-type="float">
            <text:p>1.83</text:p>
          </table:table-cell>
          <table:table-cell table:style-name="ce5" table:formula="of:=media*VLOOKUP([.G105];raiting;2;0)*VLOOKUP([.H105];raiting;3;0)/ventaja_Local" office:value-type="float" office:value="1.82777777777777" calcext:value-type="float">
            <text:p>1.83</text:p>
          </table:table-cell>
          <table:table-cell table:formula="of:=POWER([.I105]-[.K105];2)+POWER([.J105]-[.L105];2)" office:value-type="float" office:value="2.05932098765432" calcext:value-type="float">
            <text:p>2.05932098765432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1" office:value-type="float" office:value="100" calcext:value-type="float">
            <text:p>100</text:p>
          </table:table-cell>
          <table:table-cell table:style-name="ce4" office:value-type="string" calcext:value-type="string">
            <text:p>13 de abril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Monterr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formula="of:=media*VLOOKUP([.G106];raiting;2;0)*VLOOKUP([.H106];raiting;3;0)*ventaja_Local" office:value-type="float" office:value="2.74166666666666" calcext:value-type="float">
            <text:p>2.74</text:p>
          </table:table-cell>
          <table:table-cell table:style-name="ce5" table:formula="of:=media*VLOOKUP([.G106];raiting;2;0)*VLOOKUP([.H106];raiting;3;0)/ventaja_Local" office:value-type="float" office:value="2.74166666666666" calcext:value-type="float">
            <text:p>2.74</text:p>
          </table:table-cell>
          <table:table-cell table:formula="of:=POWER([.I106]-[.K106];2)+POWER([.J106]-[.L106];2)" office:value-type="float" office:value="3.10013888888888" calcext:value-type="float">
            <text:p>3.10013888888888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Necaxa</text:p>
          </table:table-cell>
          <table:table-cell office:value-type="string" calcext:value-type="string">
            <text:p>Toluc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media*VLOOKUP([.G107];raiting;2;0)*VLOOKUP([.H107];raiting;3;0)*ventaja_Local" office:value-type="float" office:value="0.939999999999997" calcext:value-type="float">
            <text:p>0.94</text:p>
          </table:table-cell>
          <table:table-cell table:style-name="ce5" table:formula="of:=media*VLOOKUP([.G107];raiting;2;0)*VLOOKUP([.H107];raiting;3;0)/ventaja_Local" office:value-type="float" office:value="0.939999999999997" calcext:value-type="float">
            <text:p>0.94</text:p>
          </table:table-cell>
          <table:table-cell table:formula="of:=POWER([.I107]-[.K107];2)+POWER([.J107]-[.L107];2)" office:value-type="float" office:value="4.24720000000001" calcext:value-type="float">
            <text:p>4.24720000000001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Mazatlán</text:p>
          </table:table-cell>
          <table:table-cell office:value-type="string" calcext:value-type="string">
            <text:p>Puebl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5" table:formula="of:=media*VLOOKUP([.G108];raiting;2;0)*VLOOKUP([.H108];raiting;3;0)*ventaja_Local" office:value-type="float" office:value="1.88" calcext:value-type="float">
            <text:p>1.88</text:p>
          </table:table-cell>
          <table:table-cell table:style-name="ce5" table:formula="of:=media*VLOOKUP([.G108];raiting;2;0)*VLOOKUP([.H108];raiting;3;0)/ventaja_Local" office:value-type="float" office:value="1.88" calcext:value-type="float">
            <text:p>1.88</text:p>
          </table:table-cell>
          <table:table-cell table:formula="of:=POWER([.I108]-[.K108];2)+POWER([.J108]-[.L108];2)" office:value-type="float" office:value="4.50880000000001" calcext:value-type="float">
            <text:p>4.50880000000001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Guadalajara</text:p>
          </table:table-cell>
          <table:table-cell office:value-type="string" calcext:value-type="string">
            <text:p>Juárez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5" table:formula="of:=media*VLOOKUP([.G109];raiting;2;0)*VLOOKUP([.H109];raiting;3;0)*ventaja_Local" office:value-type="float" office:value="0.587499999999996" calcext:value-type="float">
            <text:p>0.59</text:p>
          </table:table-cell>
          <table:table-cell table:style-name="ce5" table:formula="of:=media*VLOOKUP([.G109];raiting;2;0)*VLOOKUP([.H109];raiting;3;0)/ventaja_Local" office:value-type="float" office:value="0.587499999999996" calcext:value-type="float">
            <text:p>0.59</text:p>
          </table:table-cell>
          <table:table-cell table:formula="of:=POWER([.I109]-[.K109];2)+POWER([.J109]-[.L109];2)" office:value-type="float" office:value="0.690312499999992" calcext:value-type="float">
            <text:p>0.690312499999992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Tigres UANL</text:p>
          </table:table-cell>
          <table:table-cell office:value-type="string" calcext:value-type="string">
            <text:p>Cruz Azu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5" table:formula="of:=media*VLOOKUP([.G110];raiting;2;0)*VLOOKUP([.H110];raiting;3;0)*ventaja_Local" office:value-type="float" office:value="3.22472222222222" calcext:value-type="float">
            <text:p>3.22</text:p>
          </table:table-cell>
          <table:table-cell table:style-name="ce5" table:formula="of:=media*VLOOKUP([.G110];raiting;2;0)*VLOOKUP([.H110];raiting;3;0)/ventaja_Local" office:value-type="float" office:value="3.22472222222222" calcext:value-type="float">
            <text:p>3.22</text:p>
          </table:table-cell>
          <table:table-cell table:formula="of:=POWER([.I110]-[.K110];2)+POWER([.J110]-[.L110];2)" office:value-type="float" office:value="1.55044459876543" calcext:value-type="float">
            <text:p>1.55044459876543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Club América</text:p>
          </table:table-cell>
          <table:table-cell office:value-type="string" calcext:value-type="string">
            <text:p>Atla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5" table:formula="of:=media*VLOOKUP([.G111];raiting;2;0)*VLOOKUP([.H111];raiting;3;0)*ventaja_Local" office:value-type="float" office:value="3.995" calcext:value-type="float">
            <text:p>4.00</text:p>
          </table:table-cell>
          <table:table-cell table:style-name="ce5" table:formula="of:=media*VLOOKUP([.G111];raiting;2;0)*VLOOKUP([.H111];raiting;3;0)/ventaja_Local" office:value-type="float" office:value="3.995" calcext:value-type="float">
            <text:p>4.00</text:p>
          </table:table-cell>
          <table:table-cell table:formula="of:=POWER([.I111]-[.K111];2)+POWER([.J111]-[.L111];2)" office:value-type="float" office:value="31.92005" calcext:value-type="float">
            <text:p>31.92005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Pumas UNAM</text:p>
          </table:table-cell>
          <table:table-cell office:value-type="string" calcext:value-type="string">
            <text:p>Club Tijuan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5" table:formula="of:=media*VLOOKUP([.G112];raiting;2;0)*VLOOKUP([.H112];raiting;3;0)*ventaja_Local" office:value-type="float" office:value="0.52222222222222" calcext:value-type="float">
            <text:p>0.52</text:p>
          </table:table-cell>
          <table:table-cell table:style-name="ce5" table:formula="of:=media*VLOOKUP([.G112];raiting;2;0)*VLOOKUP([.H112];raiting;3;0)/ventaja_Local" office:value-type="float" office:value="0.52222222222222" calcext:value-type="float">
            <text:p>0.52</text:p>
          </table:table-cell>
          <table:table-cell table:formula="of:=POWER([.I112]-[.K112];2)+POWER([.J112]-[.L112];2)" office:value-type="float" office:value="0.456543209876548" calcext:value-type="float">
            <text:p>0.456543209876548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San Luis</text:p>
          </table:table-cell>
          <table:table-cell office:value-type="string" calcext:value-type="string">
            <text:p>Leó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media*VLOOKUP([.G113];raiting;2;0)*VLOOKUP([.H113];raiting;3;0)*ventaja_Local" office:value-type="float" office:value="1.14888888888889" calcext:value-type="float">
            <text:p>1.15</text:p>
          </table:table-cell>
          <table:table-cell table:style-name="ce5" table:formula="of:=media*VLOOKUP([.G113];raiting;2;0)*VLOOKUP([.H113];raiting;3;0)/ventaja_Local" office:value-type="float" office:value="1.14888888888889" calcext:value-type="float">
            <text:p>1.15</text:p>
          </table:table-cell>
          <table:table-cell table:formula="of:=POWER([.I113]-[.K113];2)+POWER([.J113]-[.L113];2)" office:value-type="float" office:value="1.34211358024691" calcext:value-type="float">
            <text:p>1.34211358024691</text:p>
          </table:table-cell>
          <table:table-cell table:number-columns-repeated="51"/>
        </table:table-row>
        <table:table-row table:style-name="ro1">
          <table:table-cell table:number-columns-repeated="6"/>
          <table:table-cell office:value-type="string" calcext:value-type="string">
            <text:p>Santos Laguna</text:p>
          </table:table-cell>
          <table:table-cell office:value-type="string" calcext:value-type="string">
            <text:p>Monterrey</text:p>
          </table:table-cell>
          <table:table-cell table:style-name="ce10" table:number-columns-repeated="2"/>
          <table:table-cell table:style-name="ce5" table:formula="of:=media*VLOOKUP([.G114];raiting;2;0)*VLOOKUP([.H114];raiting;3;0)*ventaja_Local" office:value-type="float" office:value="1.27944444444444" calcext:value-type="float">
            <text:p>1.28</text:p>
          </table:table-cell>
          <table:table-cell table:style-name="ce5" table:formula="of:=media*VLOOKUP([.G114];raiting;2;0)*VLOOKUP([.H114];raiting;3;0)/ventaja_Local" office:value-type="float" office:value="1.27944444444444" calcext:value-type="float">
            <text:p>1.28</text:p>
          </table:table-cell>
          <table:table-cell table:formula="of:=POWER([.I114]-[.K114];2)+POWER([.J114]-[.L114];2)" office:value-type="float" office:value="3.27395617283949" calcext:value-type="float">
            <text:p>3.27395617283949</text:p>
          </table:table-cell>
          <table:table-cell table:number-columns-repeated="51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media" table:base-cell-address="$Hoja1.$A$1" table:cell-range-address="$Hoja1.$G$1"/>
        <table:named-range table:name="raiting" table:base-cell-address="$Hoja1.$A$1" table:cell-range-address="$Hoja1.$A$8:.$C$25"/>
        <table:named-range table:name="ventaja_Local" table:base-cell-address="$Hoja1.$A$1" table:cell-range-address="$Hoja1.$G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0:52:41.9781536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2:04:34</meta:creation-date>
    <dc:language>es-MX</dc:language>
    <dc:date>2022-07-05T13:25:25.893296698</dc:date>
    <meta:editing-cycles>21</meta:editing-cycles>
    <meta:editing-duration>PT4H52M24S</meta:editing-duration>
    <meta:generator>LibreOffice/6.4.7.2$Linux_X86_64 LibreOffice_project/40$Build-2</meta:generator>
    <meta:document-statistic meta:table-count="1" meta:cell-count="1029" meta:object-count="0"/>
  </office:meta>
</office:document-meta>
</file>